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font-face-decls>
    <style:font-face style:name="Courier" svg:font-family="Courier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1.251cm" fo:margin-right="0cm" fo:text-indent="0cm" style:auto-text-indent="false"/>
    </style:style>
    <style:style style:name="P2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normal" style:font-style-asian="normal" style:font-style-complex="normal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fo:font-style="normal" style:text-underline-style="none" style:font-style-asian="normal" style:font-style-complex="normal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1.251cm" fo:margin-right="0cm" fo:text-indent="0cm" style:auto-text-indent="false"/>
      <style:text-properties style:text-underline-style="none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text-properties fo:font-style="normal" style:font-style-asian="normal" style:font-style-complex="normal"/>
    </style:style>
    <style:style style:name="P13" style:family="paragraph" style:parent-style-name="Text_20_body">
      <style:paragraph-properties fo:margin-left="2.501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Footnote">
      <style:paragraph-properties fo:margin-left="0cm" fo:margin-right="0cm" fo:text-indent="0cm" style:auto-text-indent="false"/>
    </style:style>
    <style:style style:name="P16" style:family="paragraph" style:parent-style-name="Footnote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Footnote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8" style:family="paragraph" style:parent-style-name="Footnote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Text_20_body">
      <style:paragraph-properties fo:margin-left="3.752cm" fo:margin-right="0cm" fo:text-indent="0cm" style:auto-text-indent="false"/>
    </style:style>
    <style:style style:name="P20" style:family="paragraph" style:parent-style-name="Text_20_body">
      <style:paragraph-properties fo:margin-left="3.752cm" fo:margin-right="0cm" fo:text-indent="0cm" style:auto-text-indent="false"/>
      <style:text-properties fo:font-style="normal" style:font-style-asian="normal" style:font-style-complex="normal"/>
    </style:style>
    <style:style style:name="P21" style:family="paragraph" style:parent-style-name="Footnote">
      <style:text-properties fo:font-style="normal" style:font-style-asian="normal" style:font-style-complex="normal"/>
    </style:style>
    <style:style style:name="P22" style:family="paragraph" style:parent-style-name="Text_20_body">
      <style:paragraph-properties fo:padding="0.074cm" fo:border-left="none" fo:border-right="none" fo:border-top="none" fo:border-bottom="0.035cm solid #000000" style:join-border="false"/>
    </style:style>
    <style:style style:name="P23" style:family="paragraph" style:parent-style-name="Heading_20_3">
      <style:paragraph-properties fo:text-align="start" style:justify-single-word="false"/>
    </style:style>
    <style:style style:name="P24" style:family="paragraph" style:parent-style-name="Heading_20_3">
      <style:text-properties fo:font-style="normal" style:font-style-asian="normal" style:font-style-complex="normal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Text_20_body">
      <style:paragraph-properties fo:margin-left="1.251cm" fo:margin-right="0cm" fo:text-indent="0cm" style:auto-text-indent="false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30" style:family="paragraph" style:parent-style-name="Text_20_body">
      <style:paragraph-properties fo:margin-left="2.501cm" fo:margin-right="0cm" fo:text-indent="0cm" style:auto-text-indent="false"/>
    </style:style>
    <style:style style:name="P31" style:family="paragraph" style:parent-style-name="Text_20_body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32" style:family="paragraph" style:parent-style-name="Text_20_body">
      <style:paragraph-properties fo:margin-left="5.002cm" fo:margin-right="0cm" fo:text-indent="0cm" style:auto-text-indent="false"/>
    </style:style>
    <style:style style:name="P3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1">
      <style:paragraph-properties fo:text-align="center" style:justify-single-word="false" fo:break-before="page"/>
    </style:style>
    <style:style style:name="P37" style:family="paragraph" style:parent-style-name="Heading_20_2">
      <style:text-properties fo:font-weight="bold" style:font-weight-asian="bold" style:font-weight-complex="bold"/>
    </style:style>
    <style:style style:name="P38" style:family="paragraph" style:parent-style-name="Heading_20_2">
      <style:text-properties fo:font-style="normal" style:font-style-asian="normal" style:font-style-complex="normal"/>
    </style:style>
    <style:style style:name="P3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0" style:family="paragraph" style:parent-style-name="Heading_20_3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style-asian="normal" style:font-style-complex="normal"/>
    </style:style>
    <style:style style:name="T8" style:family="text">
      <style:text-properties style:font-style-asian="normal" style:font-weight-asian="bold" style:font-style-complex="normal" style:font-weight-complex="bold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Оглавление</text:p>
          </text:index-title>
          <text:p text:style-name="P33">Соглашения <text:tab/>3</text:p>
          <text:p text:style-name="P33">Модуль Mmngr<text:tab/>4</text:p>
          <text:p text:style-name="P33">Модуль Crypt<text:tab/>4</text:p>
          <text:p text:style-name="P39">CryptHashString<text:tab/>4</text:p>
          <text:p text:style-name="P39">CryptHashBLOB<text:tab/>5</text:p>
          <text:p text:style-name="P33">Модуль Common<text:tab/>6</text:p>
          <text:p text:style-name="P39">DelCharsFromBlob<text:tab/>6</text:p>
          <text:p text:style-name="P39">GetLastErrorObj<text:tab/>6</text:p>
          <text:p text:style-name="P39">MsgLastErrorObj<text:tab/>7</text:p>
          <text:p text:style-name="P39">SetMsgErrorExceptionObj<text:tab/>8</text:p>
          <text:p text:style-name="P39">WasErrorObj<text:tab/>9</text:p>
          <text:p text:style-name="P39">WasErrorIsExceptionObj<text:tab/>9</text:p>
          <text:p text:style-name="P39">FreeAFObject<text:tab/>10</text:p>
          <text:p text:style-name="P33">Модуль File<text:tab/>11</text:p>
          <text:p text:style-name="P39">FSFileExists<text:tab/>11</text:p>
          <text:p text:style-name="P39">FSFileDelete<text:tab/>11</text:p>
          <text:p text:style-name="P39">FSFileCopy<text:tab/>12</text:p>
          <text:p text:style-name="P39">FSForceDirectories<text:tab/>13</text:p>
          <text:p text:style-name="P39">FSFileToBLob<text:tab/>14</text:p>
          <text:p text:style-name="P39">FSBlobToFile<text:tab/>14</text:p>
          <text:p text:style-name="P39">FSFindFirst<text:tab/>15</text:p>
          <text:p text:style-name="P39">FSFindNext<text:tab/>16</text:p>
          <text:p text:style-name="P39">FSFindClose<text:tab/>17</text:p>
          <text:p text:style-name="P39">FSFindRecName<text:tab/>17</text:p>
          <text:p text:style-name="P39">FSFindRecAttr<text:tab/>18</text:p>
          <text:p text:style-name="P39">FSFindRecCheckAttr<text:tab/>19</text:p>
          <text:p text:style-name="P33">Модуль Misc<text:tab/>21</text:p>
          <text:p text:style-name="P39">GetFirstWord<text:tab/>21</text:p>
          <text:p text:style-name="P39">GenBarCode<text:tab/>22</text:p>
          <text:p text:style-name="P33">Модуль TextFile<text:tab/>23</text:p>
          <text:p text:style-name="P39">CreateTextFile<text:tab/>23</text:p>
          <text:p text:style-name="P39">ResetTextFile<text:tab/>23</text:p>
          <text:p text:style-name="P39">RewriteTextFile<text:tab/>24</text:p>
          <text:p text:style-name="P39">CloseTextFile<text:tab/>25</text:p>
          <text:p text:style-name="P39">WriteToTextFile<text:tab/>25</text:p>
          <text:p text:style-name="P39">WriteLnToTextFile<text:tab/>26</text:p>
          <text:p text:style-name="P39">ReadLnFromTextFile<text:tab/>27</text:p>
          <text:p text:style-name="P39">EofTextFile<text:tab/>28</text:p>
          <text:p text:style-name="P39">FlushTextFile<text:tab/>29</text:p>
          <text:p text:style-name="P33">Модуль ZIP<text:tab/>31</text:p>
          <text:p text:style-name="P39">CreateZIP<text:tab/>31</text:p>
          <text:p text:style-name="P39">CreateUnZIP<text:tab/>31</text:p>
          <text:p text:style-name="P39">SetArhiveFileZIP<text:tab/>32</text:p>
          <text:p text:style-name="P39">AddSpecZIP<text:tab/>32</text:p>
          <text:p text:style-name="P39">ClearSpecZIP<text:tab/>33</text:p>
          <text:p text:style-name="P39">SetExtractDirZIP<text:tab/>34</text:p>
          <text:p text:style-name="P39">CompressZIP<text:tab/>35</text:p>
          <text:p text:style-name="P39">ExtractZIP<text:tab/>35</text:p>
          <text:p text:style-name="P39"><text:soft-page-break/>SetRecurseDirZIP<text:tab/>36</text:p>
          <text:p text:style-name="P39">ExtractFromBlob<text:tab/>37</text:p>
          <text:p text:style-name="P33">Модуль DBF<text:tab/>38</text:p>
          <text:p text:style-name="P39">CreateDBF <text:tab/>38</text:p>
          <text:p text:style-name="P39">CloseDBF<text:tab/>38</text:p>
          <text:p text:style-name="P39">OpenDBF<text:tab/>39</text:p>
          <text:p text:style-name="P39">SetFormatDBF<text:tab/>40</text:p>
          <text:p text:style-name="P39">GetFormatDBF<text:tab/>41</text:p>
          <text:p text:style-name="P39">NextInDBF<text:tab/>42</text:p>
          <text:p text:style-name="P39">PrevInDBF<text:tab/>43</text:p>
          <text:p text:style-name="P39">FirstInDBF<text:tab/>43</text:p>
          <text:p text:style-name="P39">LastInDBF<text:tab/>44</text:p>
          <text:p text:style-name="P39">EofInDBF<text:tab/>44</text:p>
          <text:p text:style-name="P39">RecNoDBF<text:tab/>45</text:p>
          <text:p text:style-name="P39">RecordCountDBF<text:tab/>46</text:p>
          <text:p text:style-name="P39">SetRecNoDBF<text:tab/>46</text:p>
          <text:p text:style-name="P39">StateDBF<text:tab/>47</text:p>
          <text:p text:style-name="P39">PostDBF<text:tab/>48</text:p>
          <text:p text:style-name="P39">AppendDBF<text:tab/>49</text:p>
          <text:p text:style-name="P39">EditDBF<text:tab/>49</text:p>
          <text:p text:style-name="P39">DeleteDBF<text:tab/>50</text:p>
          <text:p text:style-name="P39">CancelDBF<text:tab/>51</text:p>
          <text:p text:style-name="P39">PackDBF<text:tab/>51</text:p>
          <text:p text:style-name="P39">AddFieldDBF<text:tab/>52</text:p>
          <text:p text:style-name="P39">FieldCountDBF<text:tab/>53</text:p>
          <text:p text:style-name="P39">FieldExistsDBF<text:tab/>54</text:p>
          <text:p text:style-name="P39">GetFieldNameDBFByIndex<text:tab/>54</text:p>
        </text:index-body>
      </text:table-of-content>
      <text:h text:style-name="Heading_20_1" text:outline-level="1"/>
      <text:h text:style-name="P36" text:outline-level="1">Соглашения </text:h>
      <text:p text:style-name="P10">ОС — Операционная система</text:p>
      <text:p text:style-name="P10">Примеры приведенные в данной документации являются не полными PSQL процедурами, а лишь фрагментами.</text:p>
      <text:h text:style-name="P36" text:outline-level="1">Модуль Mmngr</text:h>
      <text:p text:style-name="P10">Данный модуль содержит общий менеджер памяти для всех остальных модулей. Он не экспортирует никаких функций для FireBird.</text:p>
      <text:h text:style-name="P34" text:outline-level="1">Модуль Crypt</text:h>
      <text:h text:style-name="Heading_20_2" text:outline-level="2">CryptHashString</text:h>
      <text:p text:style-name="Heading_20_3">Назначение:</text:p>
      <text:p text:style-name="Text_20_body">Вычисляет хеш-значение для строки Buf в соответствии с алгоритмом <text:s/>HashType.</text:p>
      <text:p text:style-name="Heading_20_3">Описание:</text:p>
      <text:p text:style-name="P1">Function <text:span text:style-name="T1">CryptHashString</text:span>(HashType:Integer; <text:s/>Buf:CString):CString(1024)</text:p>
      <text:p text:style-name="P1">Параметры:</text:p>
      <text:p text:style-name="P1"><text:tab/><text:span text:style-name="T2">HashType</text:span> — Алгоритм хеширования, реализован только алгоритм SHA1 = 269 <text:s/>(10D$) для <text:s/>версии 1.2.5 и выше</text:p>
      <text:p text:style-name="P1"><text:tab/><text:span text:style-name="T2">Buf — </text:span><text:span text:style-name="T3">Хешируемая строка</text:span></text:p>
      <text:p text:style-name="P2">Возвращает хеш-значение в виде шестнадцатеричного числа, или пустую строку если возникла ошибка</text:p>
      <text:p text:style-name="Heading_20_3">SQL:</text:p>
      <text:p text:style-name="P1"><text:span text:style-name="Source_20_Text">DECLARE EXTERNAL FUNCTION CryptHashString </text:span></text:p>
      <text:p text:style-name="P1"><text:span text:style-name="Source_20_Text">Integer,CSTRING(32765),CSTRING(1024) </text:span></text:p>
      <text:p text:style-name="P1"><text:span text:style-name="Source_20_Text">RETURNS parameter 3 </text:span></text:p>
      <text:p text:style-name="P1"><text:span text:style-name="Source_20_Text">ENTRY_POINT 'CryptHashString' MODULE_NAME 'afucrypt.dll'; </text:span></text:p>
      <text:p text:style-name="P1"><text:span text:style-name="Source_20_Text"/></text:p>
      <text:p text:style-name="P1"><text:span text:style-name="Source_20_Text">DROP EXTERNAL FUNCTION CryptHashString; </text:span></text:p>
      <text:p text:style-name="Heading_20_3">Пример:</text:p>
      <text:p text:style-name="P1"><text:span text:style-name="Source_20_Text">... </text:span></text:p>
      <text:p text:style-name="P1"><text:span text:style-name="Source_20_Text">Declare Variable result varchar(1024); </text:span></text:p>
      <text:p text:style-name="P1"><text:span text:style-name="Source_20_Text">BEGIN </text:span></text:p>
      <text:p text:style-name="P1"><text:span text:style-name="Source_20_Text"><text:s text:c="2"/>result=CryptHashString(269,'String test!'); </text:span></text:p>
      <text:p text:style-name="P1"><text:span text:style-name="Source_20_Text"><text:s text:c="2"/>–- result must be c56c9c93756575a2958ec02e0ba988bea45f3f2a</text:span></text:p>
      <text:p text:style-name="P1"><text:span text:style-name="Source_20_Text">END </text:span></text:p>
      <text:p text:style-name="P1"><text:span text:style-name="Source_20_Text"/></text:p>
      <text:p text:style-name="P1"/>
      <text:h text:style-name="Heading_20_2" text:outline-level="2"><text:soft-page-break/>CryptHashBLOB</text:h>
      <text:p text:style-name="Heading_20_3">Назначение:</text:p>
      <text:p text:style-name="Text_20_body">Вычисляет хеш-значение для blob Buf в соответствии с алгоритмом <text:s/>HashType.</text:p>
      <text:p text:style-name="Heading_20_3">Описание:</text:p>
      <text:p text:style-name="P1">Function <text:span text:style-name="T1">CryptHashBLOB</text:span>(HashType:Integer; <text:s/>Buf:BLOB):CString(1024)</text:p>
      <text:p text:style-name="P1">Параметры:</text:p>
      <text:p text:style-name="P1"><text:tab/><text:span text:style-name="T2">HashType</text:span> — Алгоритм хеширования, реализован только алгоритм SHA1 = 269 <text:s/>(10D$) для <text:s/>версии 1.2.5 и выше</text:p>
      <text:p text:style-name="P1"><text:tab/><text:span text:style-name="T2">Buf — </text:span><text:span text:style-name="T3">Хешируемый <text:s/>BLOB</text:span></text:p>
      <text:p text:style-name="P2">Возвращает хеш-значение в виде шестнадцатеричного числа, или пустую строку если возникла ошибка</text:p>
      <text:p text:style-name="Heading_20_3">SQL:</text:p>
      <text:p text:style-name="P1"><text:span text:style-name="Source_20_Text">DECLARE EXTERNAL FUNCTION CryptHashBLOB </text:span></text:p>
      <text:p text:style-name="P1"><text:span text:style-name="Source_20_Text">Integer,BLOB,CSTRING(1024) </text:span></text:p>
      <text:p text:style-name="P1"><text:span text:style-name="Source_20_Text">RETURNS parameter 3 </text:span></text:p>
      <text:p text:style-name="P1"><text:span text:style-name="Source_20_Text">ENTRY_POINT 'CryptHashBLOB' MODULE_NAME 'afucrypt.dll'; </text:span></text:p>
      <text:p text:style-name="P14"><text:span text:style-name="Source_20_Text"><text:s text:c="6"/></text:span></text:p>
      <text:p text:style-name="P1"><text:span text:style-name="Source_20_Text">DROP EXTERNAL FUNCTION CryptHashBLOB; </text:span></text:p>
      <text:p text:style-name="Heading_20_3">Пример:</text:p>
      <text:p text:style-name="P1"><text:span text:style-name="Source_20_Text">... </text:span></text:p>
      <text:p text:style-name="P1"><text:span text:style-name="Source_20_Text">Declare Variable result varchar(1024); </text:span></text:p>
      <text:p text:style-name="P1"><text:span text:style-name="Source_20_Text">Declare Variable bl blob sub_type 1; </text:span></text:p>
      <text:p text:style-name="P1"><text:span text:style-name="Source_20_Text">BEGIN </text:span></text:p>
      <text:p text:style-name="P1"><text:span text:style-name="Source_20_Text"><text:s text:c="2"/>bl = 'String test!</text:span><text:span text:style-name="Source_20_Text">'</text:span></text:p>
      <text:p text:style-name="P1"><text:span text:style-name="Source_20_Text"><text:s text:c="2"/>result=</text:span><text:span text:style-name="Source_20_Text"><text:span text:style-name="T6">CryptHashBLOB</text:span></text:span><text:span text:style-name="Source_20_Text">(269,bl); </text:span></text:p>
      <text:p text:style-name="P1"><text:span text:style-name="Source_20_Text"><text:s text:c="2"/>–- result must be c56c9c93756575a2958ec02e0ba988bea45f3f2a</text:span></text:p>
      <text:p text:style-name="P1"><text:span text:style-name="Source_20_Text">END </text:span></text:p>
      <text:p text:style-name="P1"><text:span text:style-name="Source_20_Text"/></text:p>
      <text:p text:style-name="Standard"/>
      <text:p text:style-name="Text_20_body"/>
      <text:h text:style-name="P36" text:outline-level="1">Модуль Common</text:h>
      <text:h text:style-name="Heading_20_2" text:outline-level="2">DelCharsFromBlob</text:h>
      <text:p text:style-name="Heading_20_3">Назначение:</text:p>
      <text:p text:style-name="P1">Удаление ASCII символа из BLOB</text:p>
      <text:p text:style-name="Footnote">Доступно с версии 1.1.4 </text:p>
      <text:p text:style-name="Heading_20_3">Описание:</text:p>
      <text:p text:style-name="P1">function <text:span text:style-name="T1">DelCharsFromBlob</text:span>(BLobIn:BLOB; Ch:Integer):BLOB; </text:p>
      <text:p text:style-name="P1">Параметры:</text:p>
      <text:p text:style-name="P1"><text:tab/> <text:span text:style-name="T2">BlobIn — </text:span><text:span text:style-name="T3">Блоб из которого будут удаляться символы</text:span></text:p>
      <text:p text:style-name="P1"><text:span text:style-name="T3"><text:tab/></text:span><text:span text:style-name="T2">Ch — </text:span><text:span text:style-name="T3">Код символа в кодировке ASCII, например: символ «пробел» равен 32</text:span></text:p>
      <text:p text:style-name="P1"><text:span text:style-name="T3">Возвращает измененный BLOB с удаленными всеми символами с кодом </text:span><text:span text:style-name="T2">Ch</text:span></text:p>
      <text:p text:style-name="Heading_20_3">SQL:</text:p>
      <text:p text:style-name="P1"><text:span text:style-name="Source_20_Text">DECLARE EXTERNAL FUNCTION DelCharsFromBlob </text:span></text:p>
      <text:p text:style-name="P1"><text:span text:style-name="Source_20_Text">BLOB,INTEGER,BLOB </text:span></text:p>
      <text:p text:style-name="P1"><text:span text:style-name="Source_20_Text">RETURNS PARAMETER 3 </text:span></text:p>
      <text:p text:style-name="P1"><text:span text:style-name="Source_20_Text">ENTRY_POINT 'DelCharsFromBlob' MODULE_NAME 'afcommon.dll'; </text:span></text:p>
      <text:p text:style-name="P1"><text:span text:style-name="Source_20_Text"/></text:p>
      <text:p text:style-name="P1"><text:span text:style-name="Source_20_Text">DROP EXTERNAL FUNCTION DelCharsFromBlob;</text:span></text:p>
      <text:p text:style-name="Heading_20_3">Пример:</text:p>
      <text:p text:style-name="P1"><text:span text:style-name="Source_20_Text">...</text:span></text:p>
      <text:p text:style-name="P1"><text:span text:style-name="Source_20_Text">Declare Variable bl blob sub_type 1; </text:span></text:p>
      <text:p text:style-name="P1"><text:span text:style-name="Source_20_Text">BEGIN </text:span></text:p>
      <text:p text:style-name="P13"><text:span text:style-name="Source_20_Text">bl = ' <text:s text:c="5"/>AA <text:s/>AAAAAAAA <text:s text:c="21"/>B';</text:span></text:p>
      <text:p text:style-name="P13"><text:span text:style-name="Source_20_Text">bl=DELCHARSFROMBLOB(bl,32);</text:span></text:p>
      <text:p text:style-name="P13"><text:span text:style-name="Source_20_Text">bl=DELCHARSFROMBLOB(bl,65); </text:span></text:p>
      <text:p text:style-name="P13"><text:span text:style-name="Source_20_Text">-- bl must be 'B'</text:span></text:p>
      <text:p text:style-name="P1"><text:span text:style-name="Source_20_Text">END</text:span></text:p>
      <text:p text:style-name="Text_20_body"/>
      <text:h text:style-name="Heading_20_2" text:outline-level="2">GetLastErrorObj</text:h>
      <text:p text:style-name="Heading_20_3">Назначение:</text:p>
      <text:p text:style-name="P1">Возвращает последний код ошибки из ОС для последней операции с объектом созданного в любом другом модуле. В ОС Linux всегда возвращает 1 если была зафиксирована ошибка</text:p>
      <text:p text:style-name="Heading_20_3"><text:soft-page-break/>Описание:</text:p>
      <text:p text:style-name="P1">function <text:span text:style-name="T1">GetLastErrorObj</text:span>(Handle:integer):integer </text:p>
      <text:p text:style-name="P1">Параметры</text:p>
      <text:p text:style-name="P6"><text:tab/><text:span text:style-name="T2">Handle — </text:span><text:span text:style-name="T3">дескриптор объекта</text:span></text:p>
      <text:p text:style-name="P4">Возвращает код ошибки если она была зафиксирована для объекта, иначе ноль</text:p>
      <text:p text:style-name="Heading_20_3">SQL: </text:p>
      <text:p text:style-name="P1"><text:span text:style-name="Source_20_Text">DECLARE EXTERNAL FUNCTION GetLastErrorObj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GetLastErrorObj' MODULE_NAME 'afcommon.dll'; </text:span></text:p>
      <text:p text:style-name="P1"><text:span text:style-name="Source_20_Text"/></text:p>
      <text:p text:style-name="P1"><text:span text:style-name="Source_20_Text">DROP EXTERNAL FUNCTION GetLastErrorObj ;</text:span></text:p>
      <text:p text:style-name="Heading_20_3">Пример:</text:p>
      <text:p text:style-name="P1"><text:span text:style-name="Source_20_Text">...</text:span></text:p>
      <text:p text:style-name="P1"><text:span text:style-name="Source_20_Text">obj = CreateTextFile('c:\123.txt'); <text:s/></text:span></text:p>
      <text:p text:style-name="P1"><text:span text:style-name="Source_20_Text">res = ResetTextFile(obj); </text:span><text:span text:style-name="Source_20_Text">-- попытка отрыть файл</text:span></text:p>
      <text:p text:style-name="P1"><text:span text:style-name="Source_20_Text">if (GetLastErrorObj(obj)&lt;&gt;0) then </text:span></text:p>
      <text:p text:style-name="P1"><text:span text:style-name="Source_20_Text"><text:s text:c="4"/>/* не удалось открыть файл <text:s/></text:span><text:a xlink:type="simple" xlink:href="/c:/123.txt"><text:span text:style-name="Source_20_Text">c:\123.txt</text:span></text:a><text:span text:style-name="Source_20_Text"> */ <text:s text:c="2"/>...</text:span></text:p>
      <text:p text:style-name="P1"><text:span text:style-name="Source_20_Text"/></text:p>
      <text:h text:style-name="Heading_20_2" text:outline-level="2">MsgLastErrorObj</text:h>
      <text:p text:style-name="Heading_20_3">Назначение:</text:p>
      <text:p text:style-name="P1">Возвращает последний текст ошибки из ОС или исключения для последней операции с объектом созданного в любом другом модуле. </text:p>
      <text:p text:style-name="Heading_20_3">Описание:</text:p>
      <text:p text:style-name="P1">Function <text:span text:style-name="T1">MsgLastErrorObj</text:span>(Handle:integer):CString</text:p>
      <text:p text:style-name="P1">Параметры</text:p>
      <text:p text:style-name="P6"><text:tab/><text:span text:style-name="T2">Handle — </text:span><text:span text:style-name="T3">дескриптор объекта</text:span></text:p>
      <text:p text:style-name="P4">Возвращает текст ошибки если она была зафиксирована для объекта, иначе пустую строку или Unknow error.</text:p>
      <text:p text:style-name="Heading_20_3">SQL: </text:p>
      <text:p text:style-name="P1"><text:span text:style-name="Source_20_Text">DECLARE EXTERNAL FUNCTION MsgLastErrorObj </text:span></text:p>
      <text:p text:style-name="P1"><text:span text:style-name="Source_20_Text"><text:s text:c="4"/>INTEGER, </text:span></text:p>
      <text:p text:style-name="P1"><text:span text:style-name="Source_20_Text"><text:s text:c="4"/>CSTRING(255) </text:span></text:p>
      <text:p text:style-name="P1"><text:span text:style-name="Source_20_Text">RETURNS PARAMETER 2 </text:span></text:p>
      <text:p text:style-name="P1"><text:span text:style-name="Source_20_Text">ENTRY_POINT 'MsgLastErrorObj' MODULE_NAME 'afcommon.dll'; </text:span></text:p>
      <text:p text:style-name="P1"><text:soft-page-break/><text:span text:style-name="Source_20_Text"/></text:p>
      <text:p text:style-name="P1"><text:span text:style-name="Source_20_Text">DROP </text:span><text:span text:style-name="Source_20_Text">EXTERNAL FUNCTION MsgLastErrorObj ;</text:span></text:p>
      <text:p text:style-name="Heading_20_3">Пример:</text:p>
      <text:p text:style-name="P1"><text:span text:style-name="Source_20_Text">...</text:span></text:p>
      <text:p text:style-name="P1"><text:span text:style-name="Source_20_Text">obj = CreateTextFile('c:\123.txt'); <text:s/></text:span></text:p>
      <text:p text:style-name="P1"><text:span text:style-name="Source_20_Text">res = ResetTextFile(obj); -- попытка отрыть файл</text:span></text:p>
      <text:p text:style-name="P1"><text:span text:style-name="Source_20_Text">if (GetLastErrorObj(obj)&lt;&gt;0) then </text:span></text:p>
      <text:p text:style-name="P1"><text:span text:style-name="Source_20_Text"><text:s text:c="4"/>/* не удалось открыть файл <text:s/></text:span><text:a xlink:type="simple" xlink:href="/c:/123.txt"><text:span text:style-name="Source_20_Text">c:\123.txt</text:span></text:a><text:span text:style-name="Source_20_Text"> */ <text:s/></text:span></text:p>
      <text:p text:style-name="P1"><text:span text:style-name="Source_20_Text"><text:s text:c="2"/>exception exp_defined_user1 MsgLastErrorObj(obj);</text:span></text:p>
      <text:p text:style-name="P1"><text:span text:style-name="Source_20_Text">...</text:span></text:p>
      <text:p text:style-name="Text_20_body"/>
      <text:h text:style-name="Heading_20_2" text:outline-level="2">SetMsgErrorExceptionObj</text:h>
      <text:p text:style-name="Heading_20_3">Назначение:</text:p>
      <text:p text:style-name="P1">Устанавливает текст ошибки для объекта для объекта созданного в любом другом модуле. </text:p>
      <text:p text:style-name="Heading_20_3">Описание:</text:p>
      <text:p text:style-name="P1">Function <text:span text:style-name="T1">SetMsgErrorExceptionObj</text:span>(Handle:integer; Msg:CString):integer;</text:p>
      <text:p text:style-name="P1">Параметры</text:p>
      <text:p text:style-name="P6"><text:tab/><text:span text:style-name="T2">Handle — </text:span><text:span text:style-name="T3">дескриптор объекта</text:span></text:p>
      <text:p text:style-name="P6"><text:span text:style-name="T3"><text:tab/></text:span><text:span text:style-name="T2">Msg — </text:span><text:span text:style-name="T3">Текст ошибки</text:span></text:p>
      <text:p text:style-name="P4">Возвращает 1 в случае успеха, иначе 0.</text:p>
      <text:p text:style-name="Heading_20_3">SQL: </text:p>
      <text:p text:style-name="P1"><text:span text:style-name="Source_20_Text">DECLARE EXTERNAL FUNCTION SetMsgErrorExceptionObj </text:span></text:p>
      <text:p text:style-name="P1"><text:span text:style-name="Source_20_Text"><text:s text:c="4"/>INTEGER, </text:span></text:p>
      <text:p text:style-name="P1"><text:span text:style-name="Source_20_Text"><text:s text:c="4"/>CSTRING(255) </text:span></text:p>
      <text:p text:style-name="P1"><text:span text:style-name="Source_20_Text">RETURNS INTEGER BY VALUE </text:span></text:p>
      <text:p text:style-name="P1"><text:span text:style-name="Source_20_Text">ENTRY_POINT 'SetMsgErrorExceptionObj' MODULE_NAME 'afcommon.dll'; </text:span></text:p>
      <text:p text:style-name="P1"><text:span text:style-name="Source_20_Text"/></text:p>
      <text:p text:style-name="P1"><text:span text:style-name="Source_20_Text">DROP EXTERNAL FUNCTION </text:span><text:span text:style-name="Source_20_Text">SetMsgErrorExceptionObj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 = CreateTextFile('c:\123.txt'); <text:s/></text:span></text:p>
      <text:p text:style-name="P1"><text:span text:style-name="Source_20_Text">res = ResetTextFile(obj); -- попытка отрыть файл</text:span></text:p>
      <text:p text:style-name="P1"><text:span text:style-name="Source_20_Text">if (GetLastErrorObj(obj)&lt;&gt;0) then </text:span></text:p>
      <text:p text:style-name="P1"><text:span text:style-name="Source_20_Text">Begin</text:span></text:p>
      <text:p text:style-name="P1"><text:span text:style-name="Source_20_Text"><text:s text:c="4"/>/* не удалось открыть файл <text:s/></text:span><text:a xlink:type="simple" xlink:href="/c:/123.txt"><text:span text:style-name="Source_20_Text">c:\123.txt</text:span></text:a><text:span text:style-name="Source_20_Text"> */ <text:s/></text:span></text:p>
      <text:p text:style-name="P1"><text:soft-page-break/><text:span text:style-name="Source_20_Text"><text:span text:style-name="T6"><text:s text:c="2"/>res=SetMsgErrorExceptionObj(</text:span></text:span><text:span text:style-name="Source_20_Text"><text:span text:style-name="T9">obj,'Не удалось открыть файл c:\123');</text:span></text:span></text:p>
      <text:p text:style-name="P1"><text:span text:style-name="Source_20_Text"><text:s text:c="2"/>exception exp_defined_user1 MsgLastErrorObj(obj);</text:span></text:p>
      <text:p text:style-name="P1"><text:span text:style-name="Source_20_Text">...</text:span></text:p>
      <text:p text:style-name="Text_20_body"/>
      <text:h text:style-name="Heading_20_2" text:outline-level="2">WasErrorObj</text:h>
      <text:p text:style-name="Heading_20_3">Назначение:</text:p>
      <text:p text:style-name="P1">Возвращает была ли ошибка при последней операции с объектом. </text:p>
      <text:p text:style-name="Heading_20_3">Описание:</text:p>
      <text:p text:style-name="P1">Function <text:span text:style-name="T1">WasErrorObj</text:span>(Handle:integer):integer;</text:p>
      <text:p text:style-name="P1">Параметры</text:p>
      <text:p text:style-name="P6"><text:tab/><text:span text:style-name="T2">Handle — </text:span><text:span text:style-name="T3">дескриптор объекта<text:tab/></text:span></text:p>
      <text:p text:style-name="P4">Возвращает 1 в случае если для <text:s/>объекта в последней операции была ошибка, иначе 0.</text:p>
      <text:p text:style-name="Heading_20_3">SQL: </text:p>
      <text:p text:style-name="P1"><text:span text:style-name="Source_20_Text">DECLARE EXTERNAL FUNCTION WasErrorObj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WasErrorObj' MODULE_NAME 'afcommon.dll'; </text:span></text:p>
      <text:p text:style-name="P1"><text:span text:style-name="Source_20_Text"/></text:p>
      <text:p text:style-name="P1"><text:span text:style-name="Source_20_Text">DROP EXTERNAL FUNCTION </text:span><text:span text:style-name="Source_20_Text">WasErrorObj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 = CreateTextFile('c:\123.txt'); <text:s/></text:span></text:p>
      <text:p text:style-name="P1"><text:span text:style-name="Source_20_Text">res = ResetTextFile(obj); -- попытка отрыть файл</text:span></text:p>
      <text:p text:style-name="P1"><text:span text:style-name="Source_20_Text">if (WasErrorObj(obj)=1) then </text:span></text:p>
      <text:p text:style-name="P1"><text:span text:style-name="Source_20_Text">Begin</text:span></text:p>
      <text:p text:style-name="P1"><text:span text:style-name="Source_20_Text"><text:s text:c="4"/>/* не удалось открыть файл <text:s/></text:span><text:a xlink:type="simple" xlink:href="/c:/123.txt"><text:span text:style-name="Source_20_Text">c:\123.txt</text:span></text:a><text:span text:style-name="Source_20_Text"> */</text:span></text:p>
      <text:p text:style-name="P1"><text:span text:style-name="Source_20_Text">...</text:span></text:p>
      <text:h text:style-name="Heading_20_2" text:outline-level="2">WasErrorIsExceptionObj</text:h>
      <text:p text:style-name="Heading_20_3">Назначение:</text:p>
      <text:p text:style-name="P1">Возвращает была ли ошибка исключением при последней операции с объектом. </text:p>
      <text:p text:style-name="Heading_20_3">Описание:</text:p>
      <text:p text:style-name="P1">Function <text:span text:style-name="T1">WasErrorIsExceptionObj</text:span>(Handle:integer):integer;</text:p>
      <text:p text:style-name="P1">Параметры</text:p>
      <text:p text:style-name="P6"><text:soft-page-break/><text:tab/><text:span text:style-name="T2">Handle — </text:span><text:span text:style-name="T3">дескриптор объекта<text:tab/></text:span></text:p>
      <text:p text:style-name="P6"><text:span text:style-name="T3">Возвращает 1 в случае если для <text:s/>объекта в последней операции ошибка была исключением, иначе 0, даже если в самой функции </text:span><text:span text:style-name="T4">WasErrorIsExceptionObj </text:span><text:span text:style-name="T3">возникла ошибка</text:span><text:span text:style-name="T3">.</text:span></text:p>
      <text:p text:style-name="Heading_20_3">SQL: </text:p>
      <text:p text:style-name="P1"><text:span text:style-name="Source_20_Text">DECLARE EXTERNAL FUNCTION WasErrorIsExceptionObj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WasErrorIsExceptionObj' MODULE_NAME 'afcommon.dll'; </text:span></text:p>
      <text:p text:style-name="P1"><text:span text:style-name="Source_20_Text"/></text:p>
      <text:p text:style-name="P1"><text:span text:style-name="Source_20_Text">DROP EXTERNAL FUNCTION </text:span><text:span text:style-name="Source_20_Text">WasErrorIsExceptionObj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 = CreateTextFile('c:\123.txt'); <text:s/></text:span></text:p>
      <text:p text:style-name="P1"><text:span text:style-name="Source_20_Text">res = ResetTextFile(obj); -- попытка отрыть файл</text:span></text:p>
      <text:p text:style-name="P1"><text:span text:style-name="Source_20_Text">if (WasErrorObj(obj)=1 ) then </text:span></text:p>
      <text:p text:style-name="P1"><text:span text:style-name="Source_20_Text">Begin</text:span></text:p>
      <text:p text:style-name="P1"><text:span text:style-name="Source_20_Text"><text:s text:c="4"/>/* не удалось открыть файл <text:s/></text:span><text:a xlink:type="simple" xlink:href="/c:/123.txt"><text:span text:style-name="Source_20_Text">c:\123.txt</text:span></text:a><text:span text:style-name="Source_20_Text"> */</text:span></text:p>
      <text:p text:style-name="P1"><text:span text:style-name="Source_20_Text"><text:s text:c="4"/>if <text:s/>(WasErrorIsExceptionObj(obj)=1) then </text:span></text:p>
      <text:p text:style-name="P1"><text:span text:style-name="Source_20_Text"><text:s text:c="10"/>exception exp_defined_user1 MsgLastErrorObj(obj);</text:span></text:p>
      <text:p text:style-name="P1"><text:span text:style-name="Source_20_Text">...</text:span></text:p>
      <text:h text:style-name="Heading_20_2" text:outline-level="2">FreeAFObject</text:h>
      <text:p text:style-name="Heading_20_3">Назначение:</text:p>
      <text:p text:style-name="P1">Освобождает память занятую объектом, созданного в другом модуле. </text:p>
      <text:p text:style-name="Heading_20_3">Описание:</text:p>
      <text:p text:style-name="P1">Function <text:span text:style-name="T1">FreeAFObject</text:span>(Handle:integer):integer;</text:p>
      <text:p text:style-name="P1">Параметры</text:p>
      <text:p text:style-name="P6"><text:tab/><text:span text:style-name="T2">Handle — </text:span><text:span text:style-name="T3">дескриптор объекта<text:tab/></text:span></text:p>
      <text:p text:style-name="P4">Возвращает 1 в случае успеха, иначе 0.</text:p>
      <text:p text:style-name="Heading_20_3">SQL: </text:p>
      <text:p text:style-name="P1"><text:span text:style-name="Source_20_Text">DECLARE EXTERNAL FUNCTION FreeAFObject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FreeAFObject' MODULE_NAME 'afcommon.dll'; </text:span></text:p>
      <text:p text:style-name="P1"><text:span text:style-name="Source_20_Text"/></text:p>
      <text:p text:style-name="P1"><text:span text:style-name="Source_20_Text">DROP EXTERNAL FUNCTION </text:span><text:span text:style-name="Source_20_Text">FreeAFObject</text:span><text:span text:style-name="Source_20_Text"> ;</text:span></text:p>
      <text:p text:style-name="Heading_20_3"><text:soft-page-break/>Пример:</text:p>
      <text:p text:style-name="P1"><text:span text:style-name="Source_20_Text">...</text:span></text:p>
      <text:p text:style-name="P1"><text:span text:style-name="Source_20_Text">obj = CreateTextFile('c:\123.txt'); <text:s/></text:span></text:p>
      <text:p text:style-name="P1"><text:span text:style-name="Source_20_Text">if (obj&gt;0) then</text:span></text:p>
      <text:p text:style-name="P1"><text:span text:style-name="Source_20_Text">begin</text:span></text:p>
      <text:p text:style-name="P13"><text:span text:style-name="Source_20_Text">res = ResetTextFile(obj); -- попытка отрыть файл</text:span></text:p>
      <text:p text:style-name="P13"><text:span text:style-name="Source_20_Text">res = FreeAFObject(obj);</text:span></text:p>
      <text:p text:style-name="P13"><text:span text:style-name="Source_20_Text">...</text:span></text:p>
      <text:p text:style-name="P1"><text:span text:style-name="Source_20_Text">end</text:span></text:p>
      <text:p text:style-name="Text_20_body"/>
      <text:h text:style-name="P34" text:outline-level="1">Модуль File</text:h>
      <text:h text:style-name="Heading_20_2" text:outline-level="2">FSFileExists</text:h>
      <text:p text:style-name="P23">Назначение:</text:p>
      <text:p text:style-name="P7">Возвращает существует ли файл</text:p>
      <text:p text:style-name="P23">Описание:</text:p>
      <text:p text:style-name="P7">function <text:span text:style-name="T1">FSFileExists</text:span>(FileName:CString(1024) ):integer </text:p>
      <text:p text:style-name="P7">Параметры</text:p>
      <text:p text:style-name="P7"><text:tab/><text:span text:style-name="T2">FileName — </text:span><text:span text:style-name="T3">Имя файла</text:span></text:p>
      <text:p text:style-name="P3">Возвращает 1 если файл существует, иначе 0.</text:p>
      <text:p text:style-name="P23">SQL:</text:p>
      <text:p text:style-name="P7"><text:span text:style-name="Source_20_Text">DECLARE EXTERNAL FUNCTION FSFileExists </text:span></text:p>
      <text:p text:style-name="P7"><text:span text:style-name="Source_20_Text">CSTRING(1024) </text:span></text:p>
      <text:p text:style-name="P7"><text:span text:style-name="Source_20_Text">RETURNS INTEGER BY VALUE </text:span></text:p>
      <text:p text:style-name="P7"><text:span text:style-name="Source_20_Text">ENTRY_POINT 'FSFileExists' MODULE_NAME 'afufile.dll';</text:span></text:p>
      <text:p text:style-name="P7"><text:span text:style-name="Source_20_Text"/></text:p>
      <text:p text:style-name="P7"><text:span text:style-name="Source_20_Text">DROP EXTERNAL FUNCTION FSFileExists ;</text:span></text:p>
      <text:p text:style-name="P23">Пример:</text:p>
      <text:p text:style-name="P7"><text:span text:style-name="Source_20_Text">...</text:span></text:p>
      <text:p text:style-name="P7"><text:span text:style-name="Source_20_Text">if ( </text:span><text:span text:style-name="Source_20_Text"><text:span text:style-name="T10">FSFileExists('</text:span></text:span><text:a xlink:type="simple" xlink:href="/c:/123.txt"><text:span text:style-name="Source_20_Text"><text:span text:style-name="T10">c:\123.txt</text:span></text:span></text:a><text:span text:style-name="Source_20_Text"><text:span text:style-name="T10">')=1) then <text:s text:c="2"/></text:span></text:span></text:p>
      <text:p text:style-name="P7"><text:span text:style-name="Source_20_Text">...</text:span></text:p>
      <text:h text:style-name="Heading_20_2" text:outline-level="2">FSFileDelete</text:h>
      <text:p text:style-name="Heading_20_3">Назначение:</text:p>
      <text:p text:style-name="P7">Удаляет файл</text:p>
      <text:p text:style-name="Heading_20_3"><text:soft-page-break/>Описание:</text:p>
      <text:p text:style-name="P7">function <text:span text:style-name="T1">FSFileDelete</text:span>(FileName:CString(1024) ):integer </text:p>
      <text:p text:style-name="P7">Параметры</text:p>
      <text:p text:style-name="P7"><text:tab/><text:span text:style-name="T2">FileName — </text:span><text:span text:style-name="T3">Имя файла</text:span></text:p>
      <text:p text:style-name="P3">Возвращает 1 если файл был удален, иначе 0.</text:p>
      <text:p text:style-name="Heading_20_3">SQL:</text:p>
      <text:p text:style-name="P7"><text:span text:style-name="Source_20_Text">DECLARE EXTERNAL FUNCTION FSFileDelete </text:span></text:p>
      <text:p text:style-name="P7"><text:span text:style-name="Source_20_Text">CSTRING(1024) </text:span></text:p>
      <text:p text:style-name="P7"><text:span text:style-name="Source_20_Text">RETURNS INTEGER BY VALUE </text:span></text:p>
      <text:p text:style-name="P7"><text:span text:style-name="Source_20_Text">ENTRY_POINT 'FSFileDelete' MODULE_NAME 'afufile.dll';</text:span></text:p>
      <text:p text:style-name="P7"><text:span text:style-name="Source_20_Text"/></text:p>
      <text:p text:style-name="P7"><text:span text:style-name="Source_20_Text">DROP EXTERNAL FUNCTION </text:span><text:span text:style-name="Source_20_Text">FSFileDelete</text:span><text:span text:style-name="Source_20_Text"> ;</text:span></text:p>
      <text:p text:style-name="Heading_20_3">Пример:</text:p>
      <text:p text:style-name="P7"><text:span text:style-name="Source_20_Text">...</text:span></text:p>
      <text:p text:style-name="P7"><text:span text:style-name="Source_20_Text">if ( </text:span><text:span text:style-name="Source_20_Text"><text:span text:style-name="T10">FSFileExists('</text:span></text:span><text:a xlink:type="simple" xlink:href="/c:/123.txt"><text:span text:style-name="Source_20_Text"><text:span text:style-name="T10">c:\123.txt</text:span></text:span></text:a><text:span text:style-name="Source_20_Text"><text:span text:style-name="T10">')=1) then </text:span></text:span></text:p>
      <text:p text:style-name="P7"><text:span text:style-name="Source_20_Text"><text:span text:style-name="T10"><text:s text:c="2"/>res=FSFileDelete('</text:span></text:span><text:a xlink:type="simple" xlink:href="/c:/123.txt"><text:span text:style-name="Source_20_Text"><text:span text:style-name="T10">c:\123.txt</text:span></text:span></text:a><text:span text:style-name="Source_20_Text"><text:span text:style-name="T10">');</text:span></text:span></text:p>
      <text:p text:style-name="P7"><text:span text:style-name="Source_20_Text">...</text:span></text:p>
      <text:p text:style-name="Text_20_body"/>
      <text:h text:style-name="Heading_20_2" text:outline-level="2">FSFileCopy</text:h>
      <text:p text:style-name="Heading_20_3">Назначение:</text:p>
      <text:p text:style-name="P7">Копирует файл FileNameSource в файл FileNameDest </text:p>
      <text:p text:style-name="P15"/>
      <text:p text:style-name="Footnote">Доступно с версии 1.2.6 </text:p>
      <text:p text:style-name="Heading_20_3">Описание:</text:p>
      <text:p text:style-name="P7">function <text:span text:style-name="T1">FSFileCopy</text:span>(FileNameSource,</text:p>
      <text:p text:style-name="P7"><text:s text:c="35"/>FileNameDest:CString(1024) ;FailIfExists:integer):integer </text:p>
      <text:p text:style-name="P7">Параметры</text:p>
      <text:p text:style-name="P7"><text:tab/><text:span text:style-name="T2">FileNameSource — </text:span><text:span text:style-name="T3">Имя копируемого файла</text:span></text:p>
      <text:p text:style-name="P7"><text:span text:style-name="T2"><text:tab/>FileNameDest — </text:span><text:span text:style-name="T3">Имя нового файла </text:span></text:p>
      <text:p text:style-name="P7"><text:span text:style-name="T3"><text:tab/></text:span><text:span text:style-name="T2">FailIfExists — </text:span><text:span text:style-name="T3">Флаг если файл существует: 0-заменит файл <text:s/></text:span><text:span text:style-name="T2">FileNameDest,</text:span><text:span text:style-name="T3">1-вызовет ошибку</text:span></text:p>
      <text:p text:style-name="P3">Возвращает 1 если файл был скопирован, иначе 0.</text:p>
      <text:p text:style-name="Heading_20_3">SQL:</text:p>
      <text:p text:style-name="P7"><text:span text:style-name="Source_20_Text">DECLARE EXTERNAL FUNCTION FSFileCopy </text:span></text:p>
      <text:p text:style-name="P7"><text:span text:style-name="Source_20_Text">CSTRING(1024),CSTRING(1024),INTEGER </text:span></text:p>
      <text:p text:style-name="P7"><text:soft-page-break/><text:span text:style-name="Source_20_Text">RETURNS <text:s/>INTEGER BY VALUE </text:span></text:p>
      <text:p text:style-name="P7"><text:span text:style-name="Source_20_Text">ENTRY_POINT 'FSFileCopy' MODULE_NAME 'afufile.dll'; </text:span></text:p>
      <text:p text:style-name="P7"><text:span text:style-name="Source_20_Text"/></text:p>
      <text:p text:style-name="P7"><text:span text:style-name="Source_20_Text">DROP EXTERNAL FUNCTION </text:span><text:span text:style-name="Source_20_Text">FSFileCopy</text:span><text:span text:style-name="Source_20_Text"> ;</text:span></text:p>
      <text:p text:style-name="Heading_20_3">Пример:</text:p>
      <text:p text:style-name="P7"><text:span text:style-name="Source_20_Text">...</text:span></text:p>
      <text:p text:style-name="P7"><text:span text:style-name="Source_20_Text">if ( FSFileCopy</text:span><text:span text:style-name="Source_20_Text"><text:span text:style-name="T10">('</text:span></text:span><text:a xlink:type="simple" xlink:href="/c:/123.txt"><text:span text:style-name="Source_20_Text"><text:span text:style-name="T10">c:\123.txt</text:span></text:span></text:a><text:span text:style-name="Source_20_Text"><text:span text:style-name="T10">','</text:span></text:span><text:a xlink:type="simple" xlink:href="/c:/123.txt"><text:span text:style-name="Source_20_Text"><text:span text:style-name="T10">c:\123_2.txt</text:span></text:span></text:a><text:span text:style-name="Source_20_Text"><text:span text:style-name="T10">',0)=1) then </text:span></text:span></text:p>
      <text:p text:style-name="P7"><text:span text:style-name="Source_20_Text"><text:span text:style-name="T10"><text:s text:c="3"/>-- Файл скопирован</text:span></text:span></text:p>
      <text:p text:style-name="P7"><text:span text:style-name="Source_20_Text">...</text:span></text:p>
      <text:p text:style-name="Text_20_body"/>
      <text:p text:style-name="Text_20_body"/>
      <text:h text:style-name="P37" text:outline-level="2">FSForceDirectories</text:h>
      <text:p text:style-name="Heading_20_3">Назначение:</text:p>
      <text:p text:style-name="P7">Создает все директории указанные в пути <text:s/>FolderName</text:p>
      <text:p text:style-name="P16">Доступно с версии <text:s/>1.2.5 </text:p>
      <text:p text:style-name="Heading_20_3">Описание:</text:p>
      <text:p text:style-name="P7">function <text:span text:style-name="T1">FSForceDirectories</text:span>(FolderName:CString(1024) ):integer </text:p>
      <text:p text:style-name="P7">Параметры</text:p>
      <text:p text:style-name="P7"><text:tab/><text:span text:style-name="T2">FolderName — </text:span><text:span text:style-name="T3">Имя каталога</text:span></text:p>
      <text:p text:style-name="P3">Возвращает 1 если файл был удален, иначе 0.</text:p>
      <text:p text:style-name="Heading_20_3">SQL:<text:span text:style-name="Source_20_Text"> </text:span></text:p>
      <text:p text:style-name="P7"><text:span text:style-name="Source_20_Text">DECLARE EXTERNAL FUNCTION FSForceDirectories </text:span></text:p>
      <text:p text:style-name="P7"><text:span text:style-name="Source_20_Text">CSTRING(1024) </text:span></text:p>
      <text:p text:style-name="P7"><text:span text:style-name="Source_20_Text">RETURNS INTEGER BY VALUE </text:span></text:p>
      <text:p text:style-name="P7"><text:span text:style-name="Source_20_Text">ENTRY_POINT 'FSForceDirectories' MODULE_NAME 'afufile.dll'; </text:span></text:p>
      <text:p text:style-name="P7"><text:span text:style-name="Source_20_Text"/></text:p>
      <text:p text:style-name="P7"><text:span text:style-name="Source_20_Text">DROP EXTERNAL FUNCTION </text:span><text:span text:style-name="Source_20_Text">FSForceDirectories</text:span><text:span text:style-name="Source_20_Text"> ;</text:span></text:p>
      <text:p text:style-name="Heading_20_3">Пример:</text:p>
      <text:p text:style-name="P7"><text:span text:style-name="Source_20_Text">...</text:span></text:p>
      <text:p text:style-name="P7"><text:span text:style-name="Source_20_Text">if ( FSForceDirectories</text:span><text:span text:style-name="Source_20_Text"><text:span text:style-name="T10">('</text:span></text:span><text:a xlink:type="simple" xlink:href="/c:/123.txt"><text:span text:style-name="Source_20_Text"><text:span text:style-name="T10">c:\folder1\</text:span></text:span></text:a><text:a xlink:type="simple" xlink:href="/c:/123.txt"><text:span text:style-name="Source_20_Text"><text:span text:style-name="T10">folder2\</text:span></text:span></text:a><text:a xlink:type="simple" xlink:href="/c:/123.txt"><text:span text:style-name="Source_20_Text"><text:span text:style-name="T10">folder3</text:span></text:span></text:a><text:span text:style-name="Source_20_Text"><text:span text:style-name="T10">')=1) then </text:span></text:span></text:p>
      <text:p text:style-name="P7"><text:span text:style-name="Source_20_Text"><text:span text:style-name="T10"><text:s text:c="2"/>-- <text:s/>Создан каталог </text:span></text:span><text:a xlink:type="simple" xlink:href="/c:/123.txt"><text:span text:style-name="Source_20_Text"><text:span text:style-name="T10">c:\folder1\</text:span></text:span></text:a><text:a xlink:type="simple" xlink:href="/c:/123.txt"><text:span text:style-name="Source_20_Text"><text:span text:style-name="T10">folder2\</text:span></text:span></text:a><text:a xlink:type="simple" xlink:href="/c:/123.txt"><text:span text:style-name="Source_20_Text"><text:span text:style-name="T10">folder3</text:span></text:span></text:a></text:p>
      <text:p text:style-name="P7"><text:span text:style-name="Source_20_Text">...</text:span></text:p>
      <text:p text:style-name="Text_20_body"><text:span text:style-name="Source_20_Text"/></text:p>
      <text:h text:style-name="Heading_20_2" text:outline-level="2"><text:soft-page-break/>FSFileToBLob</text:h>
      <text:p text:style-name="Heading_20_3">Назначение:</text:p>
      <text:p text:style-name="P7">Загружает данные из файла в Blob </text:p>
      <text:p text:style-name="Heading_20_3">Описание:</text:p>
      <text:p text:style-name="P7">function <text:span text:style-name="T1">FSFileToBLob</text:span>(FileName:CString(1024) ):BLOB </text:p>
      <text:p text:style-name="P7">Параметры</text:p>
      <text:p text:style-name="P7"><text:tab/><text:span text:style-name="T2">FileName — </text:span><text:span text:style-name="T3">Имя файла</text:span></text:p>
      <text:p text:style-name="P7"><text:span text:style-name="T3">Возвращает </text:span><text:span text:style-name="T2">null</text:span><text:span text:style-name="T3"> если файл не был загружен</text:span></text:p>
      <text:p text:style-name="Heading_20_3">SQL:<text:span text:style-name="Source_20_Text"> </text:span></text:p>
      <text:p text:style-name="P7"><text:span text:style-name="Source_20_Text">DECLARE EXTERNAL FUNCTION FSFileToBLob </text:span></text:p>
      <text:p text:style-name="P7"><text:span text:style-name="Source_20_Text">CSTRING(1024),Blob </text:span></text:p>
      <text:p text:style-name="P7"><text:span text:style-name="Source_20_Text">RETURNS PARAMETER 2 </text:span></text:p>
      <text:p text:style-name="P7"><text:span text:style-name="Source_20_Text">ENTRY_POINT 'FSFileToBLob' MODULE_NAME 'afufile.dll'; </text:span></text:p>
      <text:p text:style-name="P7"><text:span text:style-name="Source_20_Text"/></text:p>
      <text:p text:style-name="P7"><text:span text:style-name="Source_20_Text">DROP EXTERNAL FUNCTION </text:span><text:span text:style-name="Source_20_Text">FSFileToBLob</text:span><text:span text:style-name="Source_20_Text"> ;</text:span></text:p>
      <text:p text:style-name="Heading_20_3">Пример:</text:p>
      <text:p text:style-name="Text_20_body"><text:span text:style-name="Source_20_Text"><text:s text:c="6"/>Declare variable bl blob sub_type 1;</text:span></text:p>
      <text:p text:style-name="P7"><text:span text:style-name="Source_20_Text">... </text:span></text:p>
      <text:p text:style-name="P7"><text:span text:style-name="Source_20_Text">bl=FSFileToBLob('c:\123');</text:span></text:p>
      <text:p text:style-name="P7"><text:span text:style-name="Source_20_Text">...</text:span></text:p>
      <text:h text:style-name="Heading_20_2" text:outline-level="2">FSBlobToFile</text:h>
      <text:p text:style-name="Heading_20_3">Назначение:</text:p>
      <text:p text:style-name="P7">Сохраняет данные из Blob в файл</text:p>
      <text:p text:style-name="Heading_20_3">Описание:</text:p>
      <text:p text:style-name="P7">function <text:span text:style-name="T1">FSBlobToFile</text:span>(Bl:BLOB; FileName:CString(1024) ):integer</text:p>
      <text:p text:style-name="P7">Параметры</text:p>
      <text:p text:style-name="P7"><text:tab/><text:span text:style-name="T2">FileName — </text:span><text:span text:style-name="T3">Имя файла</text:span></text:p>
      <text:p text:style-name="P7"><text:span text:style-name="T3">Возвращает </text:span><text:span text:style-name="T2">1 </text:span><text:span text:style-name="T3">если файл был сохранен, иначе нуль</text:span></text:p>
      <text:p text:style-name="Heading_20_3">SQL:<text:span text:style-name="Source_20_Text"> </text:span></text:p>
      <text:p text:style-name="P7"><text:span text:style-name="Source_20_Text"/></text:p>
      <text:p text:style-name="P7"><text:span text:style-name="Source_20_Text">DECLARE EXTERNAL FUNCTION FSBlobToFile </text:span></text:p>
      <text:p text:style-name="P7"><text:span text:style-name="Source_20_Text">Blob,CSTRING(1024) </text:span></text:p>
      <text:p text:style-name="P7"><text:span text:style-name="Source_20_Text">RETURNS INTEGER BY VALUE </text:span></text:p>
      <text:p text:style-name="P7"><text:soft-page-break/><text:span text:style-name="Source_20_Text">ENTRY_POINT 'FSBlobToFile' MODULE_NAME 'afufile.dll'; </text:span></text:p>
      <text:p text:style-name="P7"><text:span text:style-name="Source_20_Text"/></text:p>
      <text:p text:style-name="P7"><text:span text:style-name="Source_20_Text">DROP EXTERNAL FUNCTION </text:span><text:span text:style-name="Source_20_Text">FSBlobToFile</text:span><text:span text:style-name="Source_20_Text"> ;</text:span></text:p>
      <text:p text:style-name="Heading_20_3">Пример:</text:p>
      <text:p text:style-name="Text_20_body"><text:span text:style-name="Source_20_Text"><text:s text:c="6"/>Declare variable bl blob sub_type 1;</text:span></text:p>
      <text:p text:style-name="P7"><text:span text:style-name="Source_20_Text">... </text:span></text:p>
      <text:p text:style-name="P7"><text:span text:style-name="Source_20_Text"><text:s text:c="2"/>bl = 'firebird is cool!!!';</text:span></text:p>
      <text:p text:style-name="P7"><text:span text:style-name="Source_20_Text"><text:s/>if(FSFileToBLob(bl,'c:\123.txt')=1) then</text:span></text:p>
      <text:p text:style-name="P7"><text:span text:style-name="Source_20_Text"><text:s text:c="3"/>-- Blob был сохранен в файл c:\123.txt</text:span></text:p>
      <text:p text:style-name="P7"><text:span text:style-name="Source_20_Text">...</text:span></text:p>
      <text:h text:style-name="Heading_20_2" text:outline-level="2">FSFindFirst</text:h>
      <text:p text:style-name="Heading_20_3">Назначение:</text:p>
      <text:p text:style-name="P1"><text:s/>Начинает поиск файлов или каталогов по маске </text:p>
      <text:p text:style-name="Heading_20_3">Описание:</text:p>
      <text:p text:style-name="P1">function <text:span text:style-name="T1">FSFindFirst</text:span>(Path:CString(1024); Attr:Integer):Integer; cdecl; </text:p>
      <text:p text:style-name="P1">Параметры</text:p>
      <text:p text:style-name="P1"><text:tab/><text:span text:style-name="T2">Path — </text:span><text:span text:style-name="T3">Путь,маска. Например: c:\*.txt <text:s/>или c:\windows\*.*</text:span></text:p>
      <text:p text:style-name="P1"><text:span text:style-name="T3"><text:tab/></text:span><text:span text:style-name="T2">Attr — </text:span><text:span text:style-name="T3">Комбинация аттрибутов — фильтр поиска </text:span></text:p>
      <text:p text:style-name="P20">Следующие значения могут комбинироваться. </text:p>
      <text:p text:style-name="P20">1 — Только для чтения</text:p>
      <text:p text:style-name="P20">2 — Скрытые </text:p>
      <text:p text:style-name="P20">4 — Системные</text:p>
      <text:p text:style-name="P20">8 — VolumeId</text:p>
      <text:p text:style-name="P20">16 — Каталоги</text:p>
      <text:p text:style-name="P20">32 — Архивные</text:p>
      <text:p text:style-name="P20">64 — Символические ссылки (только Linux)</text:p>
      <text:p text:style-name="P2"><text:tab/><text:tab/>63 — Любые файлы и каталоги</text:p>
      <text:p text:style-name="P2">Возвращает дескриптор поиска</text:p>
      <text:p text:style-name="Footnote">Доступно с версии 1.1.3 </text:p>
      <text:p text:style-name="Heading_20_3">SQL:</text:p>
      <text:p text:style-name="P1"><text:span text:style-name="Source_20_Text">DECLARE EXTERNAL FUNCTION FSFindFirst </text:span></text:p>
      <text:p text:style-name="P1"><text:span text:style-name="Source_20_Text">CSTRING(1024),INTEGER </text:span></text:p>
      <text:p text:style-name="P1"><text:span text:style-name="Source_20_Text">RETURNS INTEGER BY VALUE </text:span></text:p>
      <text:p text:style-name="P1"><text:span text:style-name="Source_20_Text">ENTRY_POINT 'FSFindFirst' MODULE_NAME 'afufile.dll'; </text:span></text:p>
      <text:p text:style-name="P1"><text:span text:style-name="Source_20_Text"/></text:p>
      <text:p text:style-name="P1"><text:soft-page-break/><text:span text:style-name="Source_20_Text">DROP EXTERNAL FUNCTION FSFindFirst ;</text:span></text:p>
      <text:p text:style-name="Heading_20_3">Пример:</text:p>
      <text:p text:style-name="P1"><text:span text:style-name="Source_20_Text">...</text:span></text:p>
      <text:p text:style-name="P1"><text:span text:style-name="Source_20_Text">obj=FSFindFirst(sFolderName||'\*.*',63 ); </text:span></text:p>
      <text:p text:style-name="P1"><text:span text:style-name="Source_20_Text">if (obj&lt;&gt;0) then </text:span></text:p>
      <text:p text:style-name="P1"><text:span text:style-name="Source_20_Text"><text:s text:c="2"/>-- начали поиск любых файлов и каталогов</text:span></text:p>
      <text:p text:style-name="P1"><text:span text:style-name="Source_20_Text">...</text:span></text:p>
      <text:h text:style-name="Heading_20_2" text:outline-level="2">FSFindNext</text:h>
      <text:p text:style-name="Heading_20_3">Назначение:</text:p>
      <text:p text:style-name="P1"><text:s/>Находит следующий файл для <text:span text:style-name="T3">дескриптор</text:span> поиска</text:p>
      <text:p text:style-name="Heading_20_3">Описание:</text:p>
      <text:p text:style-name="P1">function <text:span text:style-name="T1">FSFindNext</text:span>(Handle:Integer):Integer; cdecl; </text:p>
      <text:p text:style-name="P1">Параметры</text:p>
      <text:p text:style-name="P1"><text:tab/><text:span text:style-name="T2">Handle —</text:span><text:span text:style-name="T3"> дескриптора поиска<text:tab/></text:span></text:p>
      <text:p text:style-name="P2">Возвращает 0 если находит очередной файл</text:p>
      <text:p text:style-name="Footnote">Доступно с версии 1.1.3 </text:p>
      <text:p text:style-name="Heading_20_3">SQL:</text:p>
      <text:p text:style-name="P1"><text:span text:style-name="Source_20_Text">DECLARE EXTERNAL FUNCTION FSFindNext </text:span></text:p>
      <text:p text:style-name="P1"><text:span text:style-name="Source_20_Text">INTEGER </text:span></text:p>
      <text:p text:style-name="P1"><text:span text:style-name="Source_20_Text">RETURNS INTEGER BY VALUE </text:span></text:p>
      <text:p text:style-name="P1"><text:span text:style-name="Source_20_Text">ENTRY_POINT 'FSFindNext' MODULE_NAME 'afu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FSFindNext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=FSFindFirst(sFolderName||'\*.*',63 ); </text:span></text:p>
      <text:p text:style-name="P1"><text:span text:style-name="Source_20_Text">if (obj&lt;&gt;0) then </text:span></text:p>
      <text:p text:style-name="P1"><text:span text:style-name="Source_20_Text"><text:s text:c="2"/>-- начали поиск любых файлов и каталогов</text:span></text:p>
      <text:p text:style-name="P1"><text:span text:style-name="Source_20_Text"><text:s text:c="2"/>while(FSFindNext(obj)=0) do</text:span></text:p>
      <text:p text:style-name="P1"><text:span text:style-name="Source_20_Text">...</text:span></text:p>
      <text:p text:style-name="P1"><text:span text:style-name="Source_20_Text">res=FSFindClose(obj);</text:span></text:p>
      <text:p text:style-name="P1"><text:span text:style-name="Source_20_Text">...</text:span></text:p>
      <text:h text:style-name="Heading_20_2" text:outline-level="2"><text:soft-page-break/>FSFindClose</text:h>
      <text:p text:style-name="Heading_20_3">Назначение:</text:p>
      <text:p text:style-name="P1"><text:s/>Закрывает поиск <text:s/>для <text:span text:style-name="T3">дескриптора</text:span> поиска</text:p>
      <text:p text:style-name="Heading_20_3">Описание:</text:p>
      <text:p text:style-name="P1">function <text:span text:style-name="T1">FSFindClose</text:span>(Handle:Integer):Integer; cdecl; </text:p>
      <text:p text:style-name="P1">Параметры</text:p>
      <text:p text:style-name="P1"><text:tab/><text:span text:style-name="T2">Handle —</text:span><text:span text:style-name="T3"> дескриптор поиска<text:tab/></text:span></text:p>
      <text:p text:style-name="P2">Возвращает 1 если успешно, иначе 0</text:p>
      <text:p text:style-name="Footnote">Доступно с версии 1.1.3 </text:p>
      <text:p text:style-name="Heading_20_3">SQL:</text:p>
      <text:p text:style-name="P1"><text:span text:style-name="Source_20_Text">DECLARE EXTERNAL FUNCTION FSFindClose </text:span></text:p>
      <text:p text:style-name="P1"><text:span text:style-name="Source_20_Text">INTEGER </text:span></text:p>
      <text:p text:style-name="P1"><text:span text:style-name="Source_20_Text">RETURNS INTEGER BY VALUE </text:span></text:p>
      <text:p text:style-name="P1"><text:span text:style-name="Source_20_Text">ENTRY_POINT 'FSFindClose' MODULE_NAME 'afu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FSFindClos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=FSFindFirst(sFolderName||'\*.*',63 ); </text:span></text:p>
      <text:p text:style-name="P1"><text:span text:style-name="Source_20_Text">if (obj&lt;&gt;0) then </text:span></text:p>
      <text:p text:style-name="P1"><text:span text:style-name="Source_20_Text"><text:s text:c="2"/>-- начали поиск любых файлов и каталогов</text:span></text:p>
      <text:p text:style-name="P1"><text:span text:style-name="Source_20_Text"><text:s text:c="2"/>while(FSFindNext(obj)=0) do</text:span></text:p>
      <text:p text:style-name="P1"><text:span text:style-name="Source_20_Text">...</text:span></text:p>
      <text:p text:style-name="P1"><text:span text:style-name="Source_20_Text">res=FSFindClose(obj);</text:span></text:p>
      <text:p text:style-name="P1"><text:span text:style-name="Source_20_Text">...</text:span></text:p>
      <text:h text:style-name="Heading_20_2" text:outline-level="2">FSFindRecName</text:h>
      <text:p text:style-name="Heading_20_3">Назначение:</text:p>
      <text:p text:style-name="P1"><text:s/>Возвращает имя последнего найденного файла для <text:span text:style-name="T3">дескриптора</text:span> поиска</text:p>
      <text:p text:style-name="Heading_20_3">Описание:</text:p>
      <text:p text:style-name="P1">function <text:span text:style-name="T1">FSFindRecName</text:span>(Handle:Integer):CString(1024) </text:p>
      <text:p text:style-name="P1">Параметры</text:p>
      <text:p text:style-name="P1"><text:tab/><text:span text:style-name="T2">Handle —</text:span><text:span text:style-name="T3"> дескриптор поиска<text:tab/></text:span></text:p>
      <text:p text:style-name="P2">Возвращает имя файла либо каталога, если ошибка то пусто</text:p>
      <text:p text:style-name="Footnote">Доступно с версии 1.1.3 </text:p>
      <text:p text:style-name="Heading_20_3"><text:soft-page-break/>SQL:<text:span text:style-name="Source_20_Text"> </text:span></text:p>
      <text:p text:style-name="P1"><text:span text:style-name="Source_20_Text">DECLARE EXTERNAL FUNCTION FSFindRecName </text:span></text:p>
      <text:p text:style-name="P1"><text:span text:style-name="Source_20_Text">INTEGER,CSTRING(1024) </text:span></text:p>
      <text:p text:style-name="P1"><text:span text:style-name="Source_20_Text">RETURNS parameter 2 </text:span></text:p>
      <text:p text:style-name="P1"><text:span text:style-name="Source_20_Text">ENTRY_POINT 'FSFindRecName' MODULE_NAME 'afu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FSFindRecNam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=FSFindFirst(sFolderName||'\*.*',63 ); </text:span></text:p>
      <text:p text:style-name="P1"><text:span text:style-name="Source_20_Text">if (obj&lt;&gt;0) then </text:span></text:p>
      <text:p text:style-name="P1"><text:span text:style-name="Source_20_Text"><text:s text:c="2"/>-- начали поиск любых файлов и каталогов</text:span></text:p>
      <text:p text:style-name="P1"><text:span text:style-name="Source_20_Text"><text:s text:c="2"/>while(FSFindNext(obj)=0) do</text:span></text:p>
      <text:p text:style-name="P1"><text:span text:style-name="Source_20_Text"><text:s text:c="2"/>begin</text:span></text:p>
      <text:p text:style-name="P1"><text:span text:style-name="Source_20_Text"><text:s text:c="5"/>findfilename='Найден файл или каталог:'||FSFindRecName(obj);</text:span></text:p>
      <text:p text:style-name="P1"><text:span text:style-name="Source_20_Text"><text:s text:c="2"/>end</text:span></text:p>
      <text:p text:style-name="P1"><text:span text:style-name="Source_20_Text">...</text:span></text:p>
      <text:p text:style-name="P1"><text:span text:style-name="Source_20_Text">res=FSFindClose(obj);</text:span></text:p>
      <text:p text:style-name="P1"><text:span text:style-name="Source_20_Text">...</text:span></text:p>
      <text:h text:style-name="Heading_20_2" text:outline-level="2">FSFindRecAttr</text:h>
      <text:p text:style-name="Heading_20_3">Назначение:</text:p>
      <text:p text:style-name="P1"><text:s/>Возвращает аттрибуты последнего найденного файла для <text:span text:style-name="T3">дескриптора</text:span> поиска</text:p>
      <text:p text:style-name="Heading_20_3">Описание:</text:p>
      <text:p text:style-name="P1">function <text:span text:style-name="T1">FSFindRecAttr</text:span>(Handle:Integer):Integer</text:p>
      <text:p text:style-name="P1">Параметры</text:p>
      <text:p text:style-name="P1"><text:tab/><text:span text:style-name="T2">Handle —</text:span><text:span text:style-name="T3"> дескриптор поиска<text:tab/></text:span></text:p>
      <text:p text:style-name="P1"><text:span text:style-name="T3">Возвращает аттрибуты файла либо каталога, если ошибка то 0. Данная функция возвращает битовую маску аттрибутов т.е. <text:s/>может быть 1+2+4. Стандартными средставми PSQL FireBird такую маску не «проверить» нужно использовать функции для работы с битами, либо </text:span><text:span text:style-name="T3">функцию <text:s/></text:span><text:span text:style-name="T3">FSFindRecCheckAttr.</text:span></text:p>
      <text:p text:style-name="Footnote">Доступно с версии 1.1.3 </text:p>
      <text:p text:style-name="Heading_20_3">SQL:<text:span text:style-name="Source_20_Text"> </text:span></text:p>
      <text:p text:style-name="P1"><text:span text:style-name="Source_20_Text">DECLARE EXTERNAL FUNCTION FSFindRecAttr </text:span></text:p>
      <text:p text:style-name="P1"><text:span text:style-name="Source_20_Text">INTEGER </text:span></text:p>
      <text:p text:style-name="P1"><text:span text:style-name="Source_20_Text">RETURNS INTEGER BY VALUE </text:span></text:p>
      <text:p text:style-name="P1"><text:span text:style-name="Source_20_Text">ENTRY_POINT 'FSFindRecAttr' MODULE_NAME 'afu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FSFindRecAttr</text:span><text:span text:style-name="Source_20_Text"> ;</text:span></text:p>
      <text:p text:style-name="Heading_20_3"><text:soft-page-break/>Пример:</text:p>
      <text:p text:style-name="P1"><text:span text:style-name="Source_20_Text">...</text:span></text:p>
      <text:p text:style-name="P1"><text:span text:style-name="Source_20_Text">obj=FSFindFirst(sFolderName||'\*.*',63 ); </text:span></text:p>
      <text:p text:style-name="P1"><text:span text:style-name="Source_20_Text">if (obj&lt;&gt;0) then </text:span></text:p>
      <text:p text:style-name="P1"><text:span text:style-name="Source_20_Text"><text:s text:c="2"/>-- начали поиск любых файлов и каталогов</text:span></text:p>
      <text:p text:style-name="P1"><text:span text:style-name="Source_20_Text"><text:s text:c="2"/>while(FSFindNext(obj)=0) do</text:span></text:p>
      <text:p text:style-name="P1"><text:span text:style-name="Source_20_Text"><text:s text:c="2"/>begin <text:s text:c="4"/></text:span></text:p>
      <text:p text:style-name="P1"><text:span text:style-name="Source_20_Text"><text:s text:c="5"/>attrinfo='Аттрибуты файла:'||FSFindRecAttr(obj);</text:span></text:p>
      <text:p text:style-name="P1"><text:span text:style-name="Source_20_Text"><text:s text:c="2"/>end</text:span></text:p>
      <text:p text:style-name="P1"><text:span text:style-name="Source_20_Text">...</text:span></text:p>
      <text:p text:style-name="P1"><text:span text:style-name="Source_20_Text">res=FSFindClose(obj);</text:span></text:p>
      <text:p text:style-name="P1"><text:span text:style-name="Source_20_Text">...</text:span></text:p>
      <text:p text:style-name="P1"/>
      <text:h text:style-name="Heading_20_2" text:outline-level="2">FSFindRecCheckAttr</text:h>
      <text:p text:style-name="Heading_20_3">Назначение:</text:p>
      <text:p text:style-name="P1">Проверяет аттрибуты последнего найденного файла по аттрибуту Attr для <text:span text:style-name="T3">дескриптора</text:span> поиска</text:p>
      <text:p text:style-name="Heading_20_3">Описание:</text:p>
      <text:p text:style-name="P1">function <text:span text:style-name="T1">FSFindRecCheckAttr</text:span>(Handle:Integer; Attr:Integer):Integer</text:p>
      <text:p text:style-name="P1">Параметры</text:p>
      <text:p text:style-name="P1"><text:tab/><text:span text:style-name="T2">Handle —</text:span><text:span text:style-name="T3"> дескриптор поиска<text:tab/></text:span></text:p>
      <text:p text:style-name="P1"><text:span text:style-name="T3"><text:tab/></text:span><text:span text:style-name="T2">Attr — </text:span><text:span text:style-name="T3">Аттрибут, см. <text:s/></text:span><text:span text:style-name="Source_20_Text"><text:span text:style-name="T7">FSFindFirst</text:span></text:span></text:p>
      <text:p text:style-name="P2">Возвращает 1 если Attr входит в аттрибуды последнего найденнего файла</text:p>
      <text:p text:style-name="Footnote">Доступно с версии 1.1.3 </text:p>
      <text:p text:style-name="Heading_20_3">SQL:<text:span text:style-name="Source_20_Text"> </text:span></text:p>
      <text:p text:style-name="P1"><text:span text:style-name="Source_20_Text">DECLARE EXTERNAL FUNCTION FSFindRecCheckAttr </text:span></text:p>
      <text:p text:style-name="P1"><text:span text:style-name="Source_20_Text">INTEGER,INTEGER </text:span></text:p>
      <text:p text:style-name="P1"><text:span text:style-name="Source_20_Text">RETURNS INTEGER BY VALUE </text:span></text:p>
      <text:p text:style-name="P1"><text:span text:style-name="Source_20_Text">ENTRY_POINT 'FSFindRecCheckAttr' MODULE_NAME 'afu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FSFindRecCheckAttr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obj=FSFindFirst(sFolderName||'\*.*',63 ); </text:span></text:p>
      <text:p text:style-name="P1"><text:span text:style-name="Source_20_Text">if (obj&lt;&gt;0) then </text:span></text:p>
      <text:p text:style-name="P1"><text:span text:style-name="Source_20_Text"><text:s text:c="2"/>-- начали поиск любых файлов и каталогов</text:span></text:p>
      <text:p text:style-name="P1"><text:span text:style-name="Source_20_Text"><text:s text:c="2"/>while(FSFindNext(obj)=0) do</text:span></text:p>
      <text:p text:style-name="P1"><text:soft-page-break/><text:span text:style-name="Source_20_Text"><text:s text:c="2"/>begin <text:s text:c="4"/></text:span></text:p>
      <text:p text:style-name="P1"><text:span text:style-name="Source_20_Text"><text:s text:c="5"/>if (FSFindRecCheckAttr(obj,16)=1) then </text:span></text:p>
      <text:p text:style-name="P1"><text:span text:style-name="Source_20_Text"><text:s text:c="8"/>-- найден каталог</text:span></text:p>
      <text:p text:style-name="P1"><text:span text:style-name="Source_20_Text"><text:s text:c="2"/>end</text:span></text:p>
      <text:p text:style-name="P1"><text:span text:style-name="Source_20_Text">...</text:span></text:p>
      <text:p text:style-name="P1"><text:span text:style-name="Source_20_Text">res=FSFindClose(obj);</text:span></text:p>
      <text:p text:style-name="P1"><text:span text:style-name="Source_20_Text">...</text:span></text:p>
      <text:p text:style-name="P1"/>
      <text:h text:style-name="Heading_20_1" text:outline-level="1"/>
      <text:h text:style-name="P35" text:outline-level="1">Модуль Misc</text:h>
      <text:p text:style-name="P11">(<text:span text:style-name="T3">Доступно с версии 1.3</text:span>)</text:p>
      <text:p text:style-name="P24">Назначение:</text:p>
      <text:p text:style-name="Text_20_body"><text:span text:style-name="T3"><text:tab/>Возвращает с генерированный <text:s/></text:span><text:span text:style-name="T4">GUID (Globally Unique Identifier) </text:span></text:p>
      <text:p text:style-name="P24">Описание:</text:p>
      <text:p text:style-name="P1"><text:span text:style-name="T3">Function </text:span><text:span text:style-name="T5">GenGuid</text:span><text:span text:style-name="T3">:CString(39)</text:span></text:p>
      <text:p text:style-name="P17">Доступно с версии 1.3</text:p>
      <text:p text:style-name="P24">SQL:</text:p>
      <text:p text:style-name="P1"><text:span text:style-name="Source_20_Text">DECLARE EXTERNAL FUNCTION GENGUID </text:span></text:p>
      <text:p text:style-name="P1"><text:span text:style-name="Source_20_Text"><text:s text:c="2"/>CSTRING(39) <text:s/></text:span></text:p>
      <text:p text:style-name="P1"><text:span text:style-name="Source_20_Text">RETURNS PARAMETER 1 </text:span></text:p>
      <text:p text:style-name="P1"><text:span text:style-name="Source_20_Text">ENTRY_POINT 'GenGuid' </text:span></text:p>
      <text:p text:style-name="P1"><text:span text:style-name="Source_20_Text"><text:span text:style-name="T7">MODULE_NAME 'afumisc.dll'; </text:span></text:span></text:p>
      <text:p text:style-name="P1"><text:span text:style-name="Source_20_Text"><text:span text:style-name="T7"/></text:span></text:p>
      <text:p text:style-name="P1"><text:span text:style-name="Source_20_Text"><text:span text:style-name="T7">DROP EXTERNAL FUNCTION GENGUID;</text:span></text:span></text:p>
      <text:p text:style-name="P24">Пример:</text:p>
      <text:p text:style-name="P1"><text:span text:style-name="Source_20_Text"><text:span text:style-name="T7">...</text:span></text:span></text:p>
      <text:p text:style-name="P1"><text:span text:style-name="Source_20_Text"><text:span text:style-name="T7"><text:s text:c="3"/>res = <text:s/></text:span></text:span><text:span text:style-name="Source_20_Text"><text:span text:style-name="T8">GenGuid();</text:span></text:span></text:p>
      <text:p text:style-name="P1"><text:span text:style-name="Source_20_Text"><text:span text:style-name="T7">...</text:span></text:span></text:p>
      <text:p text:style-name="Text_20_body"/>
      <text:h text:style-name="P38" text:outline-level="2">GetFirstWord</text:h>
      <text:p text:style-name="Footnote"><text:span text:style-name="T3">В Аптеке-Фармация доступно регистрация под именем <text:s/></text:span><text:span text:style-name="Source_20_Text"><text:span text:style-name="T7">GETNAMEPREP</text:span></text:span></text:p>
      <text:p text:style-name="P24">Назначение:</text:p>
      <text:p text:style-name="Text_20_body"><text:span text:style-name="T3"><text:tab/>Возвращает с </text:span><text:span text:style-name="T4">первое слово строки до пробела</text:span></text:p>
      <text:p text:style-name="P24">Описание:</text:p>
      <text:p text:style-name="P1"><text:span text:style-name="T3">Function </text:span><text:span text:style-name="T5">GetFirstWord</text:span><text:span text:style-name="T4">(str:CString(255)):</text:span><text:span text:style-name="T3">CString(255)</text:span></text:p>
      <text:p text:style-name="P2">Параметры</text:p>
      <text:p text:style-name="P2"><text:tab/>str — строка </text:p>
      <text:p text:style-name="P17">Доступно с версии 1.3</text:p>
      <text:p text:style-name="P24">SQL:</text:p>
      <text:p text:style-name="P1"><text:span text:style-name="Source_20_Text">DECLARE EXTERNAL FUNCTION </text:span><text:span text:style-name="Source_20_Text">GetFirstWord</text:span><text:span text:style-name="Source_20_Text"> </text:span></text:p>
      <text:p text:style-name="P1"><text:span text:style-name="Source_20_Text"><text:s text:c="2"/>CSTRING(255) ,CSTRING(255) <text:s text:c="2"/></text:span></text:p>
      <text:p text:style-name="P1"><text:span text:style-name="Source_20_Text">RETURNS PARAMETER 2 </text:span></text:p>
      <text:p text:style-name="P1"><text:soft-page-break/><text:span text:style-name="Source_20_Text">ENTRY_POINT 'GetFirstWord' </text:span></text:p>
      <text:p text:style-name="P1"><text:span text:style-name="Source_20_Text">MODULE_NAME 'afumisc.dll'; </text:span></text:p>
      <text:p text:style-name="P1"><text:span text:style-name="Source_20_Text"><text:span text:style-name="T7"/></text:span></text:p>
      <text:p text:style-name="P1"><text:span text:style-name="Source_20_Text"><text:span text:style-name="T7">DROP EXTERNAL FUNCTION </text:span></text:span><text:span text:style-name="Source_20_Text"><text:span text:style-name="T7">GetFirstWord</text:span></text:span><text:span text:style-name="Source_20_Text"><text:span text:style-name="T7">;</text:span></text:span></text:p>
      <text:p text:style-name="P24">Пример:</text:p>
      <text:p text:style-name="P1"><text:span text:style-name="Source_20_Text"><text:span text:style-name="T7">...</text:span></text:span></text:p>
      <text:p text:style-name="P1"><text:span text:style-name="Source_20_Text"><text:span text:style-name="T7"><text:s text:c="3"/>res = <text:s/></text:span></text:span><text:span text:style-name="Source_20_Text"><text:span text:style-name="T7">GetFirstWord</text:span></text:span><text:span text:style-name="Source_20_Text"><text:span text:style-name="T8">('first two');</text:span></text:span></text:p>
      <text:p text:style-name="P1"><text:span text:style-name="Source_20_Text"><text:span text:style-name="T8"><text:s text:c="3"/>-- res равно first</text:span></text:span></text:p>
      <text:p text:style-name="P1"><text:span text:style-name="Source_20_Text"><text:span text:style-name="T7">...</text:span></text:span></text:p>
      <text:h text:style-name="P38" text:outline-level="2">GenBarCode</text:h>
      <text:p text:style-name="P24">Назначение:</text:p>
      <text:p text:style-name="Text_20_body"><text:span text:style-name="T3"><text:tab/></text:span><text:span text:style-name="T4">Генерирует штрих-код EAN13 из входящего числа, путем добавления в начало 2 и количество нулей до 12 символов, вычисляет контрольную сумму. Для </text:span><text:span text:style-name="T5">1271692</text:span><text:span text:style-name="T4"> штрих-код будет 20000</text:span><text:span text:style-name="T5">1271692</text:span><text:span text:style-name="T4">8.</text:span></text:p>
      <text:p text:style-name="P24">Описание:</text:p>
      <text:p text:style-name="P1"><text:span text:style-name="T3">Function </text:span><text:span text:style-name="T5">GenBarCode</text:span><text:span text:style-name="T4">(str:CString(13)):</text:span><text:span text:style-name="T3">CString(13)</text:span></text:p>
      <text:p text:style-name="P2">Параметры</text:p>
      <text:p text:style-name="P2"><text:tab/>str — число</text:p>
      <text:p text:style-name="P2">Возвращает строку EAN13 </text:p>
      <text:p text:style-name="P17">Доступно с версии 1.3</text:p>
      <text:p text:style-name="P24">SQL:</text:p>
      <text:p text:style-name="P1"><text:span text:style-name="Source_20_Text">DECLARE EXTERNAL FUNCTION GENBARCODE </text:span></text:p>
      <text:p text:style-name="P1"><text:span text:style-name="Source_20_Text"><text:s text:c="2"/>CSTRING(13) ,CSTRING(13) <text:s text:c="2"/></text:span></text:p>
      <text:p text:style-name="P1"><text:span text:style-name="Source_20_Text">RETURNS PARAMETER 2 </text:span></text:p>
      <text:p text:style-name="P1"><text:span text:style-name="Source_20_Text">ENTRY_POINT 'GenBarCode' </text:span></text:p>
      <text:p text:style-name="P1"><text:span text:style-name="Source_20_Text">MODULE_NAME 'afumisc.dll' </text:span><text:span text:style-name="Source_20_Text"><text:span text:style-name="T7">;</text:span></text:span></text:p>
      <text:p text:style-name="P1"><text:span text:style-name="Source_20_Text"><text:span text:style-name="T7"/></text:span></text:p>
      <text:p text:style-name="P1"><text:span text:style-name="Source_20_Text"><text:span text:style-name="T7">DROP EXTERNAL FUNCTION </text:span></text:span><text:span text:style-name="Source_20_Text"><text:span text:style-name="T7">GENBARCODE</text:span></text:span><text:span text:style-name="Source_20_Text"><text:span text:style-name="T7">;</text:span></text:span></text:p>
      <text:p text:style-name="P24">Пример:</text:p>
      <text:p text:style-name="P1"><text:span text:style-name="Source_20_Text"><text:span text:style-name="T7">...</text:span></text:span></text:p>
      <text:p text:style-name="P1"><text:span text:style-name="Source_20_Text"><text:span text:style-name="T7"><text:s text:c="3"/>res = <text:s text:c="2"/></text:span></text:span><text:span text:style-name="Source_20_Text"><text:span text:style-name="T8">GenBarCode('1271692');</text:span></text:span></text:p>
      <text:p text:style-name="P1"><text:span text:style-name="Source_20_Text"><text:span text:style-name="T8"><text:s text:c="3"/>-- res равно </text:span></text:span><text:span text:style-name="Source_20_Text"><text:span text:style-name="T4">2000012716928</text:span></text:span></text:p>
      <text:p text:style-name="P1"><text:span text:style-name="Source_20_Text"><text:span text:style-name="T7">...</text:span></text:span></text:p>
      <text:h text:style-name="P35" text:outline-level="1">Модуль TextFile</text:h>
      <text:h text:style-name="Heading_20_2" text:outline-level="2">CreateTextFile</text:h>
      <text:p text:style-name="Heading_20_3">Назначение:</text:p>
      <text:p text:style-name="P2">Создает дескриптор для работы с текстовым файлом</text:p>
      <text:p text:style-name="Heading_20_3">Описание:</text:p>
      <text:p text:style-name="P2">function <text:span text:style-name="T1">CreateTextFile</text:span>(FileName:CString):Integer;</text:p>
      <text:p text:style-name="P2">Параметры</text:p>
      <text:p text:style-name="P8"><text:tab/>FileName - <text:span text:style-name="T3">Имя файла</text:span></text:p>
      <text:p text:style-name="P2">Возвращает дескриптор созданного объекта</text:p>
      <text:p text:style-name="Heading_20_3">SQL:</text:p>
      <text:p text:style-name="P1"><text:span text:style-name="Source_20_Text">DECLARE EXTERNAL FUNCTION CreateTextFile </text:span></text:p>
      <text:p text:style-name="P1"><text:span text:style-name="Source_20_Text"><text:s text:c="4"/>CSTRING(256) </text:span></text:p>
      <text:p text:style-name="P1"><text:span text:style-name="Source_20_Text">RETURNS INTEGER BY VALUE </text:span></text:p>
      <text:p text:style-name="P1"><text:span text:style-name="Source_20_Text">ENTRY_POINT 'CreateTextFile' MODULE_NAME 'afutextfile.dll';</text:span></text:p>
      <text:p text:style-name="P1"><text:span text:style-name="Source_20_Text"/></text:p>
      <text:p text:style-name="P1"><text:span text:style-name="Source_20_Text">DROP EXTERNAL FUNCTION CreateTextFile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=0) then </text:span></text:p>
      <text:p text:style-name="P1"><text:span text:style-name="Source_20_Text"><text:s text:c="7"/>EXCEPTION ...</text:span></text:p>
      <text:h text:style-name="Heading_20_2" text:outline-level="2">ResetTextFile</text:h>
      <text:p text:style-name="Heading_20_3">Назначение:</text:p>
      <text:p text:style-name="P2">Открывает на чтение текстовый файл с дескриптором </text:p>
      <text:p text:style-name="Heading_20_3">Описание:</text:p>
      <text:p text:style-name="P2">function <text:span text:style-name="T1">ResetTextFile</text:span>(Handle:integer):Integer;</text:p>
      <text:p text:style-name="P2">Параметры</text:p>
      <text:p text:style-name="P8"><text:tab/>Handle - <text:span text:style-name="T3">дескриптором файла</text:span></text:p>
      <text:p text:style-name="P2">Возвращает 1, при успешном открытии файла, иначе 0</text:p>
      <text:p text:style-name="Heading_20_3"><text:soft-page-break/>SQL:<text:span text:style-name="Source_20_Text"> </text:span></text:p>
      <text:p text:style-name="P1"><text:span text:style-name="Source_20_Text">DECLARE EXTERNAL FUNCTION ResetTextFile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ResetTextFile' MODULE_NAME 'afutext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Reset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pan text:style-name="Source_20_Text"><text:s text:c="7"/>res=RESETTEXTFILE(obj);</text:span></text:p>
      <text:p text:style-name="P12"/>
      <text:h text:style-name="Heading_20_2" text:outline-level="2">RewriteTextFile</text:h>
      <text:p text:style-name="Heading_20_3">Назначение:</text:p>
      <text:p text:style-name="P2">Открывает текстовый файл на запись по дескриптору. Содержимое файла уничтожается. </text:p>
      <text:p text:style-name="Heading_20_3">Описание:</text:p>
      <text:p text:style-name="P2">function <text:span text:style-name="T1">RewriteTextFile</text:span>(Handle:integer):Integer;</text:p>
      <text:p text:style-name="P2">Параметры</text:p>
      <text:p text:style-name="P8"><text:tab/>Handle - <text:span text:style-name="T3">дескриптором файла</text:span></text:p>
      <text:p text:style-name="P2">Возвращает 1, при успешном открытии файла, иначе 0</text:p>
      <text:p text:style-name="Heading_20_3">SQL:<text:span text:style-name="Source_20_Text"> </text:span></text:p>
      <text:p text:style-name="P1"><text:span text:style-name="Source_20_Text">DECLARE EXTERNAL FUNCTION RewriteTextFile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RewriteTextFile' MODULE_NAME 'afutext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Rewrite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oft-page-break/><text:span text:style-name="Source_20_Text"><text:s text:c="3"/>if (obj&lt;&gt;0) then </text:span></text:p>
      <text:p text:style-name="P1"><text:span text:style-name="Source_20_Text"><text:s text:c="6"/>res=RewriteTextFile(obj);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h text:style-name="Heading_20_2" text:outline-level="2">CloseTextFile</text:h>
      <text:p text:style-name="Heading_20_3">Назначение:</text:p>
      <text:p text:style-name="P2">Закрывает дескриптор для работы с файлом, Внимание!!! Объект не уничтожается!!!</text:p>
      <text:p text:style-name="Heading_20_3">Описание:</text:p>
      <text:p text:style-name="P2">function <text:span text:style-name="T1">CloseTextFile</text:span>(Handle:integer):Integer;</text:p>
      <text:p text:style-name="P2">Параметры</text:p>
      <text:p text:style-name="P8"><text:tab/>Handle - <text:span text:style-name="T3">дескриптором файла</text:span></text:p>
      <text:p text:style-name="P2">Возвращает 1, при успешном закрытии файла, иначе 0</text:p>
      <text:p text:style-name="Heading_20_3">SQL:<text:span text:style-name="Source_20_Text"> </text:span></text:p>
      <text:p text:style-name="P1"><text:span text:style-name="Source_20_Text">DECLARE EXTERNAL FUNCTION CloseTextFile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CloseTextFile' MODULE_NAME 'afutext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Close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pan text:style-name="Source_20_Text"><text:s text:c="3"/>begin</text:span></text:p>
      <text:p text:style-name="P1"><text:span text:style-name="Source_20_Text"><text:s text:c="6"/>res=RewriteTextFile(obj);</text:span></text:p>
      <text:p text:style-name="P1"><text:span text:style-name="Source_20_Text"><text:s text:c="6"/>res=CloseTextFile(obj);</text:span></text:p>
      <text:p text:style-name="P1"><text:span text:style-name="Source_20_Text"><text:s text:c="3"/>end </text:span></text:p>
      <text:h text:style-name="Heading_20_2" text:outline-level="2">WriteToTextFile</text:h>
      <text:p text:style-name="Heading_20_3">Назначение:</text:p>
      <text:p text:style-name="P2">Записывает текстовую строку в файл с текущей позиции</text:p>
      <text:p text:style-name="Heading_20_3"><text:soft-page-break/>Описание:</text:p>
      <text:p text:style-name="P2">function <text:span text:style-name="T1">WriteToTextFile</text:span>(Handle:integer; Str:CString(256)):Integer;</text:p>
      <text:p text:style-name="P2">Параметры</text:p>
      <text:p text:style-name="P8"><text:tab/>Handle - <text:span text:style-name="T3">дескриптором файла</text:span></text:p>
      <text:p text:style-name="P8"><text:span text:style-name="T3"><text:tab/></text:span>Str — <text:span text:style-name="T3">Строка для записи в файл</text:span></text:p>
      <text:p text:style-name="P2">Возвращает 1, при успешной записи строки в файл, иначе 0</text:p>
      <text:p text:style-name="Heading_20_3">SQL:<text:span text:style-name="Source_20_Text"> </text:span></text:p>
      <text:p text:style-name="P1"><text:span text:style-name="Source_20_Text">DECLARE EXTERNAL FUNCTION WriteToTextFile </text:span></text:p>
      <text:p text:style-name="P1"><text:span text:style-name="Source_20_Text"><text:s text:c="4"/>INTEGER,CSTRING(256) </text:span></text:p>
      <text:p text:style-name="P1"><text:span text:style-name="Source_20_Text">RETURNS INTEGER BY VALUE </text:span></text:p>
      <text:p text:style-name="P1"><text:span text:style-name="Source_20_Text">ENTRY_POINT 'WriteToTextFile' MODULE_NAME 'afutextfile.dll';</text:span></text:p>
      <text:p text:style-name="P1"><text:span text:style-name="Source_20_Text"/></text:p>
      <text:p text:style-name="P1"><text:span text:style-name="Source_20_Text">DROP EXTERNAL FUNCTION </text:span><text:span text:style-name="Source_20_Text">WriteTo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pan text:style-name="Source_20_Text"><text:s text:c="3"/>begin</text:span></text:p>
      <text:p text:style-name="P1"><text:span text:style-name="Source_20_Text"><text:s text:c="6"/>res=RewriteTextFile(obj);</text:span></text:p>
      <text:p text:style-name="P1"><text:span text:style-name="Source_20_Text"><text:tab/>res=WriteToTextFile(obj,'FireBird is cool');</text:span></text:p>
      <text:p text:style-name="P1"><text:span text:style-name="Source_20_Text"><text:s text:c="6"/>res=CloseTextFile(obj);</text:span></text:p>
      <text:p text:style-name="P1"><text:span text:style-name="Source_20_Text"><text:s text:c="3"/>end </text:span></text:p>
      <text:p text:style-name="Text_20_body"/>
      <text:p text:style-name="Text_20_body">{ Записывает текстовую строку в файл <text:s/>с возвратом каретки } </text:p>
      <text:p text:style-name="Text_20_body">function WriteLnToTextFile(var Handle:integer;S:Pchar):integer;cdecl; </text:p>
      <text:h text:style-name="Heading_20_2" text:outline-level="2">WriteLnToTextFile</text:h>
      <text:p text:style-name="Heading_20_3">Назначение:</text:p>
      <text:p text:style-name="P2">Записывает текстовую строку в файл с текущей позиции</text:p>
      <text:p text:style-name="Heading_20_3">Описание:</text:p>
      <text:p text:style-name="P2">function <text:span text:style-name="T1">WriteLnToTextFile</text:span>(Handle:integer; Str:CString(256)):Integer;</text:p>
      <text:p text:style-name="P2">Параметры</text:p>
      <text:p text:style-name="P8"><text:tab/>Handle - <text:span text:style-name="T3">дескриптором файла</text:span></text:p>
      <text:p text:style-name="P8"><text:span text:style-name="T3"><text:tab/></text:span>Str — <text:span text:style-name="T3">Строка для записи в файл</text:span></text:p>
      <text:p text:style-name="P2"><text:soft-page-break/>Возвращает 1, при успешной записи строки в файл, иначе 0</text:p>
      <text:p text:style-name="Heading_20_3">SQL:<text:span text:style-name="Source_20_Text"> </text:span></text:p>
      <text:p text:style-name="P1"><text:span text:style-name="Source_20_Text">DECLARE EXTERNAL FUNCTION WriteLnToTextFile </text:span></text:p>
      <text:p text:style-name="P1"><text:span text:style-name="Source_20_Text"><text:s text:c="4"/>INTEGER,CSTRING(256) </text:span></text:p>
      <text:p text:style-name="P1"><text:span text:style-name="Source_20_Text">RETURNS INTEGER BY VALUE </text:span></text:p>
      <text:p text:style-name="P1"><text:span text:style-name="Source_20_Text">ENTRY_POINT 'WriteLnToTextFile' MODULE_NAME 'afutextfile.dll';</text:span></text:p>
      <text:p text:style-name="P1"><text:span text:style-name="Source_20_Text"/></text:p>
      <text:p text:style-name="P1"><text:span text:style-name="Source_20_Text">DROP EXTERNAL FUNCTION WriteLnToTextFile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pan text:style-name="Source_20_Text"><text:s text:c="3"/>begin</text:span></text:p>
      <text:p text:style-name="P1"><text:span text:style-name="Source_20_Text"><text:s text:c="6"/>res=RewriteTextFile(obj);</text:span></text:p>
      <text:p text:style-name="P1"><text:span text:style-name="Source_20_Text"><text:tab/>res=WriteToTextFile(obj,'FireBird is cool');</text:span></text:p>
      <text:p text:style-name="P1"><text:span text:style-name="Source_20_Text"><text:s text:c="6"/>res=WriteLnToTextFile(obj,'</text:span><text:span text:style-name="Source_20_Text">This is </text:span><text:span text:style-name="Source_20_Text">Line #1');</text:span></text:p>
      <text:p text:style-name="P1"><text:span text:style-name="Source_20_Text"><text:s text:c="6"/>res=WriteLnToTextFile(obj,'This is Line #2');</text:span></text:p>
      <text:p text:style-name="P1"><text:span text:style-name="Source_20_Text"><text:s text:c="6"/>res=CloseTextFile(obj);</text:span></text:p>
      <text:p text:style-name="P1"><text:span text:style-name="Source_20_Text"><text:s text:c="3"/>end</text:span></text:p>
      <text:p text:style-name="Text_20_body"/>
      <text:h text:style-name="Heading_20_2" text:outline-level="2">ReadLnFromTextFile</text:h>
      <text:p text:style-name="Heading_20_3">Назначение:</text:p>
      <text:p text:style-name="P2">Читает строку из текстового файла</text:p>
      <text:p text:style-name="Heading_20_3">Описание:</text:p>
      <text:p text:style-name="P2">function <text:span text:style-name="T1">ReadLnFromTextFile</text:span>(Handle:integer):CString(256))</text:p>
      <text:p text:style-name="P2">Параметры</text:p>
      <text:p text:style-name="P8"><text:tab/>Handle - <text:span text:style-name="T3">дескриптором файла</text:span></text:p>
      <text:p text:style-name="P2">Возвращает пусто если была ошибка</text:p>
      <text:p text:style-name="Heading_20_3">SQL:<text:span text:style-name="Source_20_Text"> </text:span></text:p>
      <text:p text:style-name="P1"><text:span text:style-name="Source_20_Text">DECLARE EXTERNAL FUNCTION ReadLnFromTextFile </text:span></text:p>
      <text:p text:style-name="P1"><text:span text:style-name="Source_20_Text"><text:s text:c="4"/>INTEGER,CSTRING(256) </text:span></text:p>
      <text:p text:style-name="P1"><text:span text:style-name="Source_20_Text">RETURNS PARAMETER 2 </text:span></text:p>
      <text:p text:style-name="P1"><text:span text:style-name="Source_20_Text">ENTRY_POINT 'ReadLnFromTextFile' MODULE_NAME 'afutextfile.dll'; </text:span></text:p>
      <text:p text:style-name="P1"><text:span text:style-name="Source_20_Text"/></text:p>
      <text:p text:style-name="P1"><text:soft-page-break/><text:span text:style-name="Source_20_Text">DROP EXTERNAL FUNCTION </text:span><text:span text:style-name="Source_20_Text">ReadLnFrom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pan text:style-name="Source_20_Text"><text:s text:c="3"/>begin</text:span></text:p>
      <text:p text:style-name="P1"><text:span text:style-name="Source_20_Text"><text:s text:c="6"/>res=ResetTextFile (obj);</text:span></text:p>
      <text:p text:style-name="P1"><text:span text:style-name="Source_20_Text"><text:s text:c="6"/>...</text:span></text:p>
      <text:p text:style-name="P1"><text:span text:style-name="Source_20_Text"><text:tab/>res=ReadLnFromTextFile(obj);</text:span></text:p>
      <text:p text:style-name="P1"><text:span text:style-name="Source_20_Text"><text:s text:c="6"/>...</text:span></text:p>
      <text:p text:style-name="P1"><text:span text:style-name="Source_20_Text"><text:s text:c="5"/>res=CloseTextFile(obj);</text:span></text:p>
      <text:p text:style-name="P1"><text:span text:style-name="Source_20_Text"><text:s text:c="3"/>end</text:span></text:p>
      <text:p text:style-name="Text_20_body"/>
      <text:h text:style-name="Heading_20_2" text:outline-level="2">EofTextFile</text:h>
      <text:p text:style-name="Heading_20_3">Назначение:</text:p>
      <text:p text:style-name="P2">Проверяет достигнут ли конец файла при чтении</text:p>
      <text:p text:style-name="Heading_20_3">Описание:</text:p>
      <text:p text:style-name="P2">function <text:span text:style-name="T1">EofTextFile</text:span>(Handle:integer):Integer</text:p>
      <text:p text:style-name="P2">Параметры</text:p>
      <text:p text:style-name="P8"><text:tab/>Handle - <text:span text:style-name="T3">дескриптором файла</text:span></text:p>
      <text:p text:style-name="P2">Возвращает 1 если достигнут конец файла, иначе 0 или при ошибке</text:p>
      <text:p text:style-name="Heading_20_3">SQL:<text:span text:style-name="Source_20_Text"> </text:span></text:p>
      <text:p text:style-name="P1"><text:span text:style-name="Source_20_Text">DECLARE EXTERNAL FUNCTION EofTextFile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EofTextFile' MODULE_NAME 'afutext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Eof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oft-page-break/><text:span text:style-name="Source_20_Text"><text:s text:c="3"/>begin</text:span></text:p>
      <text:p text:style-name="P1"><text:span text:style-name="Source_20_Text"><text:s text:c="6"/>res=ResetTextFile (obj);</text:span></text:p>
      <text:p text:style-name="P1"><text:span text:style-name="Source_20_Text"><text:s text:c="6"/>while ( EofTextFile(obj)=0) do</text:span></text:p>
      <text:p text:style-name="P1"><text:span text:style-name="Source_20_Text"><text:s text:c="6"/>begin</text:span></text:p>
      <text:p text:style-name="P1"><text:span text:style-name="Source_20_Text"><text:s text:c="9"/>res=ReadLnFromTextFile(obj);</text:span></text:p>
      <text:p text:style-name="P1"><text:span text:style-name="Source_20_Text"><text:s text:c="9"/>...</text:span></text:p>
      <text:p text:style-name="P1"><text:span text:style-name="Source_20_Text"><text:s text:c="6"/>end</text:span></text:p>
      <text:p text:style-name="P1"><text:span text:style-name="Source_20_Text"><text:s text:c="6"/>...</text:span></text:p>
      <text:p text:style-name="P1"><text:span text:style-name="Source_20_Text"><text:s text:c="5"/>res=CloseTextFile(obj);</text:span></text:p>
      <text:p text:style-name="P1"><text:span text:style-name="Source_20_Text"><text:s text:c="3"/>end</text:span></text:p>
      <text:h text:style-name="Heading_20_2" text:outline-level="2">FlushTextFile</text:h>
      <text:p text:style-name="Heading_20_3">Назначение:</text:p>
      <text:p text:style-name="P2">Сбрасывает на диск содержимое буфера для файла Handle при записи</text:p>
      <text:p text:style-name="Heading_20_3">Описание:</text:p>
      <text:p text:style-name="P2">function <text:span text:style-name="T1">FlushTextFile</text:span>(Handle:integer):Integer;</text:p>
      <text:p text:style-name="P2">Параметры</text:p>
      <text:p text:style-name="P8"><text:tab/>Handle - <text:span text:style-name="T3">дескриптором файла<text:tab/></text:span></text:p>
      <text:p text:style-name="P2">Возвращает 1, при успехе, иначе 0</text:p>
      <text:p text:style-name="P21">Доступно с версии 1.3</text:p>
      <text:p text:style-name="Heading_20_3">SQL:<text:span text:style-name="Source_20_Text"> </text:span></text:p>
      <text:p text:style-name="P1"><text:span text:style-name="Source_20_Text">DECLARE EXTERNAL FUNCTION FlushTextFile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FlushTextFile' MODULE_NAME 'afutextfile.dll'; </text:span></text:p>
      <text:p text:style-name="P1"><text:span text:style-name="Source_20_Text"/></text:p>
      <text:p text:style-name="P1"><text:span text:style-name="Source_20_Text">DROP EXTERNAL FUNCTION </text:span><text:span text:style-name="Source_20_Text">FlushTextFile</text:span><text:span text:style-name="Source_20_Text"> ;</text:span></text:p>
      <text:p text:style-name="Heading_20_3">Пример:</text:p>
      <text:p text:style-name="P1"><text:span text:style-name="Source_20_Text">...</text:span></text:p>
      <text:p text:style-name="P1"><text:span text:style-name="Source_20_Text">FileName = sFolderTest || 'myfile.txt'; <text:s text:c="2"/></text:span></text:p>
      <text:p text:style-name="P1"><text:span text:style-name="Source_20_Text"><text:s text:c="3"/>-- Создание объекта </text:span></text:p>
      <text:p text:style-name="P1"><text:span text:style-name="Source_20_Text"><text:s text:c="3"/>obj = CreateTextFile(FileName);</text:span></text:p>
      <text:p text:style-name="P1"><text:span text:style-name="Source_20_Text"><text:s text:c="3"/>if (obj&lt;&gt;0) then </text:span></text:p>
      <text:p text:style-name="P1"><text:span text:style-name="Source_20_Text"><text:s text:c="3"/>begin</text:span></text:p>
      <text:p text:style-name="P1"><text:span text:style-name="Source_20_Text"><text:s text:c="6"/>res=RewriteTextFile(obj);</text:span></text:p>
      <text:p text:style-name="P1"><text:span text:style-name="Source_20_Text"><text:tab/>res=WriteToTextFile(obj,'FireBird is cool');</text:span></text:p>
      <text:p text:style-name="P1"><text:span text:style-name="Source_20_Text"><text:s text:c="6"/>res=WriteLnToTextFile(obj,'This is </text:span><text:span text:style-name="Source_20_Text">Line #1');</text:span></text:p>
      <text:p text:style-name="P1"><text:span text:style-name="Source_20_Text"><text:s text:c="6"/>res=WriteLnToTextFile(obj,'This is Line #2');</text:span></text:p>
      <text:p text:style-name="P1"><text:soft-page-break/><text:span text:style-name="Source_20_Text"><text:s text:c="6"/>res=FlushTextFile(obj);</text:span></text:p>
      <text:p text:style-name="P1"><text:span text:style-name="Source_20_Text"><text:tab/>res=CloseTextFile(obj);</text:span></text:p>
      <text:p text:style-name="P1"><text:span text:style-name="Source_20_Text"><text:s text:c="3"/>end</text:span></text:p>
      <text:p text:style-name="P1"><text:span text:style-name="Source_20_Text"><text:span text:style-name="T7"/></text:span></text:p>
      <text:h text:style-name="P35" text:outline-level="1">Модуль ZIP</text:h>
      <text:p text:style-name="P1"><text:span text:style-name="Source_20_Text"><text:span text:style-name="T7"/></text:span></text:p>
      <text:h text:style-name="Heading_20_2" text:outline-level="2">CreateZIP</text:h>
      <text:p text:style-name="Heading_20_3">Назначение:</text:p>
      <text:p text:style-name="P1">Создает объект для упаковки файлов</text:p>
      <text:p text:style-name="Heading_20_3">Описание:</text:p>
      <text:p text:style-name="P1">function <text:span text:style-name="T1">CreateZIP</text:span>:Integer;</text:p>
      <text:p text:style-name="P1">Возвращает дескриптор Zip. </text:p>
      <text:p text:style-name="Heading_20_3">SQL:</text:p>
      <text:p text:style-name="P1"><text:span text:style-name="Source_20_Text">DECLARE EXTERNAL FUNCTION CREATEZIP </text:span></text:p>
      <text:p text:style-name="P1"><text:span text:style-name="Source_20_Text">RETURNS INTEGER BY VALUE </text:span></text:p>
      <text:p text:style-name="P1"><text:span text:style-name="Source_20_Text">ENTRY_POINT 'CreateZIP' MODULE_NAME 'afuzip.dll'; </text:span></text:p>
      <text:p text:style-name="P1"><text:span text:style-name="Source_20_Text"/></text:p>
      <text:p text:style-name="P1"><text:span text:style-name="Source_20_Text">DROP EXTERNAL FUNCTION CREATEZIP;</text:span></text:p>
      <text:p text:style-name="Heading_20_3">Пример:</text:p>
      <text:p text:style-name="P1">…</text:p>
      <text:p text:style-name="P13"><text:span text:style-name="Source_20_Text">obj = CreateZIP(); <text:s/></text:span></text:p>
      <text:p text:style-name="P13"><text:span text:style-name="Source_20_Text">if (obj=0) then </text:span></text:p>
      <text:p text:style-name="P13"><text:span text:style-name="Source_20_Text"><text:s text:c="3"/>EXCEPTION ... <text:s/>'Ошибка создания объекта ZIP' ;</text:span></text:p>
      <text:p text:style-name="P1">…</text:p>
      <text:h text:style-name="Heading_20_2" text:outline-level="2">CreateUnZIP</text:h>
      <text:p text:style-name="Heading_20_3">Назначение:</text:p>
      <text:p text:style-name="P1">Создает объект для распаковки файлов</text:p>
      <text:p text:style-name="Heading_20_3">Описание:</text:p>
      <text:p text:style-name="P1">function <text:span text:style-name="T1">CreateUnZIP</text:span>:Integer;</text:p>
      <text:p text:style-name="P1">Возвращает дескриптор UnZip. </text:p>
      <text:p text:style-name="Heading_20_3">SQL:</text:p>
      <text:p text:style-name="P1"><text:span text:style-name="Source_20_Text">DECLARE EXTERNAL FUNCTION CreateUnZIP </text:span></text:p>
      <text:p text:style-name="P1"><text:span text:style-name="Source_20_Text">RETURNS INTEGER BY VALUE </text:span></text:p>
      <text:p text:style-name="P1"><text:span text:style-name="Source_20_Text">ENTRY_POINT 'CreateUnZIP' MODULE_NAME 'afuzip.dll'; </text:span></text:p>
      <text:p text:style-name="P1"><text:span text:style-name="Source_20_Text"/></text:p>
      <text:p text:style-name="P1"><text:soft-page-break/><text:span text:style-name="Source_20_Text">DROP EXTERNAL FUNCTION CREATEZIP;</text:span></text:p>
      <text:p text:style-name="Heading_20_3">Пример:</text:p>
      <text:p text:style-name="P1">…</text:p>
      <text:p text:style-name="P13"><text:span text:style-name="Source_20_Text">obj = </text:span><text:span text:style-name="Source_20_Text">CreateUnZIP</text:span><text:span text:style-name="Source_20_Text">(); <text:s/></text:span></text:p>
      <text:p text:style-name="P13"><text:span text:style-name="Source_20_Text">if (obj=0) then </text:span></text:p>
      <text:p text:style-name="P13"><text:span text:style-name="Source_20_Text"><text:s text:c="3"/>EXCEPTION ... <text:s/>'Ошибка создания объекта UNZIP' ;</text:span></text:p>
      <text:p text:style-name="P1">…</text:p>
      <text:h text:style-name="Heading_20_2" text:outline-level="2">SetArhiveFileZIP</text:h>
      <text:p text:style-name="Heading_20_3">Назначение:</text:p>
      <text:p text:style-name="P1">Указывает файл назначения архив для упаковки или файл архив распаковки</text:p>
      <text:p text:style-name="Heading_20_3">Описание:</text:p>
      <text:p text:style-name="P1">function SetArhiveFileZIP(Handle:Integer; FileName:CString(255)):integer</text:p>
      <text:p text:style-name="P5">Возвращает 1 при успехе, иначе 0</text:p>
      <text:p text:style-name="Heading_20_3">SQL:</text:p>
      <text:p text:style-name="P1"><text:span text:style-name="Source_20_Text">DECLARE EXTERNAL FUNCTION SetArhiveFileZIP </text:span></text:p>
      <text:p text:style-name="P1"><text:span text:style-name="Source_20_Text"><text:s text:c="4"/>INTEGER,CSTRING(255) </text:span></text:p>
      <text:p text:style-name="P1"><text:span text:style-name="Source_20_Text">RETURNS INTEGER BY VALUE </text:span></text:p>
      <text:p text:style-name="P1"><text:span text:style-name="Source_20_Text">ENTRY_POINT 'SetArhiveFileZIP' MODULE_NAME 'afuzip.dll'; </text:span></text:p>
      <text:p text:style-name="P1"><text:span text:style-name="Source_20_Text"/></text:p>
      <text:p text:style-name="P1"><text:span text:style-name="Source_20_Text">DROP EXTERNAL FUNCTION </text:span><text:span text:style-name="Source_20_Text">SetArhiveFileZIP</text:span><text:span text:style-name="Source_20_Text">;</text:span></text:p>
      <text:p text:style-name="Heading_20_3">Пример:</text:p>
      <text:p text:style-name="P1"><text:span text:style-name="Source_20_Text">obj = CreateZIP(); <text:s/></text:span></text:p>
      <text:p text:style-name="P1"><text:span text:style-name="Source_20_Text">if (obj=0) then </text:span></text:p>
      <text:p text:style-name="P1"><text:span text:style-name="Source_20_Text"><text:s text:c="3"/>EXCEPTION ... <text:s/>'Ошибка создания объекта ZIP' ;</text:span></text:p>
      <text:p text:style-name="P1"><text:span text:style-name="Source_20_Text"><text:s text:c="3"/></text:span></text:p>
      <text:p text:style-name="P1"><text:span text:style-name="Source_20_Text">if (SetArhiveFileZIP(obj, sFolderName||FileName)=0) then </text:span></text:p>
      <text:p text:style-name="P1"><text:span text:style-name="Source_20_Text"><text:s text:c="4"/>EXCEPTION ... 'Ошибка SetArhiveFileZIP';</text:span></text:p>
      <text:h text:style-name="Heading_20_2" text:outline-level="2">AddSpecZIP</text:h>
      <text:p text:style-name="Heading_20_3">Назначение:</text:p>
      <text:p text:style-name="P1">Указывает какие файлы упаковывать/распаковывать</text:p>
      <text:p text:style-name="Heading_20_3">Описание:</text:p>
      <text:p text:style-name="P1">function <text:span text:style-name="T1">AddSpecZIP</text:span>(Handle:Integer;FileName:CString(255)):integer</text:p>
      <text:p text:style-name="P1">Параметры</text:p>
      <text:p text:style-name="P1"><text:soft-page-break/><text:tab/><text:span text:style-name="T2">Handle </text:span>— дескриптор Zip или UnZip</text:p>
      <text:p text:style-name="P1"><text:tab/><text:span text:style-name="T2">FileName — </text:span><text:span text:style-name="T3">Файл для упаковки(Zip) или распаковки(UnZip), </text:span><text:span text:style-name="T5">маски не работают</text:span><text:span text:style-name="T4">. Для UnZip если не вызывать <text:s/>AddSpecZIP, то будут распакованы все файлы их архива.</text:span></text:p>
      <text:p text:style-name="P5">Возвращает 1 при успехе, иначе 0</text:p>
      <text:p text:style-name="Heading_20_3">SQL:</text:p>
      <text:p text:style-name="P1"><text:span text:style-name="Source_20_Text">DECLARE EXTERNAL FUNCTION AddSpecZIP </text:span></text:p>
      <text:p text:style-name="P1"><text:span text:style-name="Source_20_Text"><text:s text:c="4"/>INTEGER,CSTRING(255) </text:span></text:p>
      <text:p text:style-name="P1"><text:span text:style-name="Source_20_Text">RETURNS INTEGER BY VALUE </text:span></text:p>
      <text:p text:style-name="P1"><text:span text:style-name="Source_20_Text">ENTRY_POINT 'AddSpecZIP' MODULE_NAME 'afuzip.dll'; </text:span></text:p>
      <text:p text:style-name="P1"><text:span text:style-name="Source_20_Text"/></text:p>
      <text:p text:style-name="P1"><text:span text:style-name="Source_20_Text">DROP EXTERNAL FUNCTION </text:span><text:span text:style-name="Source_20_Text">AddSpecZIP</text:span><text:span text:style-name="Source_20_Text">;</text:span></text:p>
      <text:p text:style-name="Heading_20_3">Пример:</text:p>
      <text:p text:style-name="P1"><text:span text:style-name="Source_20_Text">obj = CreateZIP(); <text:s/></text:span></text:p>
      <text:p text:style-name="P1"><text:span text:style-name="Source_20_Text">if (obj=0) then </text:span></text:p>
      <text:p text:style-name="P1"><text:span text:style-name="Source_20_Text"><text:s text:c="3"/>EXCEPTION ... <text:s/>'Ошибка создания объекта ZIP' ;</text:span></text:p>
      <text:p text:style-name="P1"><text:span text:style-name="Source_20_Text"><text:s text:c="3"/></text:span></text:p>
      <text:p text:style-name="P1"><text:span text:style-name="Source_20_Text">if (SetArhiveFileZIP(obj, sFolderName||FileName)=0) then </text:span></text:p>
      <text:p text:style-name="P1"><text:span text:style-name="Source_20_Text"><text:s text:c="4"/>EXCEPTION ... 'Ошибка SetArhiveFileZIP';</text:span></text:p>
      <text:p text:style-name="P1"><text:span text:style-name="Source_20_Text">...</text:span></text:p>
      <text:p text:style-name="Text_20_body"><text:span text:style-name="Source_20_Text"><text:s text:c="6"/>if (AddSpecZIP(obj, <text:s text:c="2"/>sFolderName||'test_zip1.txt' )=0) then </text:span></text:p>
      <text:p text:style-name="Text_20_body"><text:span text:style-name="Source_20_Text"><text:s text:c="9"/>EXCEPTION ... 'Ошибка AddSpecZIP'; <text:s text:c="2"/><text:line-break/></text:span></text:p>
      <text:p text:style-name="Text_20_body"><text:span text:style-name="Source_20_Text"/></text:p>
      <text:h text:style-name="Heading_20_2" text:outline-level="2">ClearSpecZIP</text:h>
      <text:p text:style-name="Heading_20_3">Назначение:</text:p>
      <text:p text:style-name="P1">Очистка списка файлов упаковки/распаковки добавленных <text:s/>с помощию <text:span text:style-name="T6">AddSpecZIP</text:span></text:p>
      <text:p text:style-name="Heading_20_3">Описание:</text:p>
      <text:p text:style-name="P1">function <text:span text:style-name="T1">ClearSpecZIP</text:span>(Handle:Integer):integer</text:p>
      <text:p text:style-name="P1">Параметры</text:p>
      <text:p text:style-name="P1"><text:tab/><text:span text:style-name="T2">Handle </text:span>— дескриптор Zip или UnZip<text:tab/></text:p>
      <text:p text:style-name="Heading_20_3">SQL:</text:p>
      <text:p text:style-name="P1"><text:span text:style-name="Source_20_Text">DECLARE EXTERNAL FUNCTION ClearSpecZIP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ClearSpecZIP' MODULE_NAME 'afuzip.dll';</text:span></text:p>
      <text:p text:style-name="P1"><text:soft-page-break/><text:span text:style-name="Source_20_Text"/></text:p>
      <text:p text:style-name="P1"><text:span text:style-name="Source_20_Text">DROP EXTERNAL FUNCTION </text:span><text:span text:style-name="Source_20_Text">ClearSpecZIP</text:span><text:span text:style-name="Source_20_Text">;</text:span></text:p>
      <text:p text:style-name="Heading_20_3">Пример:</text:p>
      <text:p text:style-name="P1"><text:span text:style-name="Source_20_Text">obj = CreateZIP(); <text:s/></text:span></text:p>
      <text:p text:style-name="P1"><text:span text:style-name="Source_20_Text">if (obj=0) then </text:span></text:p>
      <text:p text:style-name="P1"><text:span text:style-name="Source_20_Text"><text:s text:c="3"/>EXCEPTION ... <text:s/>'Ошибка создания объекта ZIP' ;</text:span></text:p>
      <text:p text:style-name="P1"><text:span text:style-name="Source_20_Text"><text:s text:c="3"/></text:span></text:p>
      <text:p text:style-name="P1"><text:span text:style-name="Source_20_Text">if (SetArhiveFileZIP(obj, sFolderName||FileName)=0) then </text:span></text:p>
      <text:p text:style-name="P1"><text:span text:style-name="Source_20_Text"><text:s text:c="4"/>EXCEPTION ... 'Ошибка SetArhiveFileZIP';</text:span></text:p>
      <text:p text:style-name="P1"><text:span text:style-name="Source_20_Text">...</text:span></text:p>
      <text:p text:style-name="Text_20_body"><text:span text:style-name="Source_20_Text"><text:s text:c="6"/>if (AddSpecZIP(obj, <text:s text:c="2"/>sFolderName||'test_zip1.txt' )=0) then </text:span></text:p>
      <text:p text:style-name="Text_20_body"><text:span text:style-name="Source_20_Text"><text:s text:c="9"/>EXCEPTION ... 'Ошибка AddSpecZIP'; </text:span></text:p>
      <text:p text:style-name="Text_20_body"><text:span text:style-name="Source_20_Text"><text:tab/> </text:span><text:span text:style-name="Source_20_Text"><text:span text:style-name="T10">res=ClearSpecZIP(obj);</text:span></text:span></text:p>
      <text:p text:style-name="Text_20_body"><text:span text:style-name="Source_20_Text"><text:s/></text:span></text:p>
      <text:p text:style-name="P14"><text:span text:style-name="Source_20_Text"><text:span text:style-name="T1"/></text:span></text:p>
      <text:h text:style-name="Heading_20_2" text:outline-level="2">SetExtractDirZIP</text:h>
      <text:p text:style-name="Heading_20_3">Назначение:</text:p>
      <text:p text:style-name="P9">Указывает папку назначения для распаковки с помощью объекта UnZip</text:p>
      <text:p text:style-name="Heading_20_3">Описание:</text:p>
      <text:p text:style-name="P1">function <text:span text:style-name="T1">SetExtractDirZIP</text:span>(Handle:Integer):integer</text:p>
      <text:p text:style-name="P1">Параметры</text:p>
      <text:p text:style-name="P1"><text:tab/><text:span text:style-name="T2">Handle </text:span>— дескриптор Zip или UnZip</text:p>
      <text:p text:style-name="P5">Возвращает 1 при успехе, иначе 0</text:p>
      <text:p text:style-name="Heading_20_3">SQL:</text:p>
      <text:p text:style-name="P1"><text:span text:style-name="Source_20_Text">DECLARE EXTERNAL FUNCTION SetExtractDirZIP </text:span></text:p>
      <text:p text:style-name="P1"><text:span text:style-name="Source_20_Text"><text:s text:c="4"/>INTEGER,CSTRING(255) </text:span></text:p>
      <text:p text:style-name="P1"><text:span text:style-name="Source_20_Text">RETURNS INTEGER BY VALUE </text:span></text:p>
      <text:p text:style-name="P1"><text:span text:style-name="Source_20_Text">ENTRY_POINT 'SetExtractDirZIP' MODULE_NAME 'afuzip.dll';</text:span></text:p>
      <text:p text:style-name="P1"><text:span text:style-name="Source_20_Text"/></text:p>
      <text:p text:style-name="P1"><text:span text:style-name="Source_20_Text">DROP EXTERNAL FUNCTION </text:span><text:span text:style-name="Source_20_Text">SetExtractDirZIP</text:span><text:span text:style-name="Source_20_Text">;</text:span></text:p>
      <text:p text:style-name="Heading_20_3">Пример:</text:p>
      <text:p text:style-name="P1"><text:span text:style-name="Source_20_Text">obj = CreateUnZIP(); <text:s/></text:span></text:p>
      <text:p text:style-name="P1"><text:span text:style-name="Source_20_Text">if (obj=0) then </text:span></text:p>
      <text:p text:style-name="P1"><text:span text:style-name="Source_20_Text"><text:s text:c="3"/>EXCEPTION ... <text:s/>'Ошибка создания объекта UnZIP' ;</text:span></text:p>
      <text:p text:style-name="P1"><text:span text:style-name="Source_20_Text"><text:s text:c="3"/></text:span></text:p>
      <text:p text:style-name="P1"><text:span text:style-name="Source_20_Text">if (SetArhiveFileZIP(obj, sFolderName||FileName)=0) then </text:span></text:p>
      <text:p text:style-name="P1"><text:soft-page-break/><text:span text:style-name="Source_20_Text"><text:s text:c="4"/>EXCEPTION ... 'Ошибка SetArhiveFileZIP';</text:span></text:p>
      <text:p text:style-name="P1"><text:span text:style-name="Source_20_Text">...</text:span></text:p>
      <text:p text:style-name="Text_20_body"><text:span text:style-name="Source_20_Text"><text:s text:c="6"/>if (AddSpecZIP(obj, <text:s text:c="2"/>'test_zip1.txt' )=0) then </text:span></text:p>
      <text:p text:style-name="Text_20_body"><text:span text:style-name="Source_20_Text"><text:s text:c="9"/>EXCEPTION ... 'Ошибка AddSpecZIP'; </text:span></text:p>
      <text:p text:style-name="Text_20_body"><text:span text:style-name="Source_20_Text"><text:tab/> </text:span><text:span text:style-name="Source_20_Text"><text:span text:style-name="T10">res=SetExtractDirZIP(obj,</text:span></text:span><text:span text:style-name="Source_20_Text"><text:span text:style-name="T10">sFolderName</text:span></text:span><text:span text:style-name="Source_20_Text"><text:span text:style-name="T10">);</text:span></text:span></text:p>
      <text:p text:style-name="Text_20_body"/>
      <text:h text:style-name="Heading_20_2" text:outline-level="2">CompressZIP</text:h>
      <text:p text:style-name="Heading_20_3">Назначение:</text:p>
      <text:p text:style-name="P1">Создает архив, упаковывая файлы с помощью объекта Zip</text:p>
      <text:p text:style-name="Heading_20_3">Описание:</text:p>
      <text:p text:style-name="P1">function <text:span text:style-name="T1">CompressZIP</text:span>(Handle:Integer):Integer</text:p>
      <text:p text:style-name="P5">Возвращает 1 при успехе, иначе 0</text:p>
      <text:p text:style-name="Heading_20_3">SQL:</text:p>
      <text:p text:style-name="P1"><text:span text:style-name="Source_20_Text">DECLARE EXTERNAL FUNCTION CompressZIP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CompressZIP' MODULE_NAME 'afuzip.dll';</text:span></text:p>
      <text:p text:style-name="P1"><text:span text:style-name="Source_20_Text"/></text:p>
      <text:p text:style-name="P1"><text:span text:style-name="Source_20_Text">DROP EXTERNAL FUNCTION CompressZIP ;</text:span></text:p>
      <text:p text:style-name="Heading_20_3">Пример:</text:p>
      <text:p text:style-name="P1"><text:span text:style-name="Source_20_Text">obj = CreateZIP(); <text:s/></text:span></text:p>
      <text:p text:style-name="P1"><text:span text:style-name="Source_20_Text">if (obj=0) then </text:span></text:p>
      <text:p text:style-name="P1"><text:span text:style-name="Source_20_Text"><text:s text:c="3"/>EXCEPTION ... <text:s/>'Ошибка создания объекта ZIP' ;</text:span></text:p>
      <text:p text:style-name="P1"><text:span text:style-name="Source_20_Text"><text:s text:c="3"/></text:span></text:p>
      <text:p text:style-name="P1"><text:span text:style-name="Source_20_Text">if (SetArhiveFileZIP(obj, sFolderName||FileName)=0) then </text:span></text:p>
      <text:p text:style-name="P1"><text:span text:style-name="Source_20_Text"><text:s text:c="4"/>EXCEPTION ... 'Ошибка SetArhiveFileZIP';</text:span></text:p>
      <text:p text:style-name="P1"><text:span text:style-name="Source_20_Text">...</text:span></text:p>
      <text:p text:style-name="Text_20_body"><text:span text:style-name="Source_20_Text"><text:s text:c="6"/>if (AddSpecZIP(obj, <text:s text:c="2"/>sFolderName||'test_zip1.txt' )=0) then </text:span></text:p>
      <text:p text:style-name="Text_20_body"><text:span text:style-name="Source_20_Text"><text:s text:c="9"/>EXCEPTION ... 'Ошибка AddSpecZIP'; </text:span></text:p>
      <text:p text:style-name="Text_20_body"><text:span text:style-name="Source_20_Text"><text:tab/> </text:span><text:span text:style-name="Source_20_Text"><text:span text:style-name="T10">res=CompressZIP(obj);</text:span></text:span></text:p>
      <text:h text:style-name="Heading_20_2" text:outline-level="2">ExtractZIP</text:h>
      <text:p text:style-name="Heading_20_3">Назначение:</text:p>
      <text:p text:style-name="P1">Распаковывает архив <text:s/>в папку назначения</text:p>
      <text:p text:style-name="Heading_20_3"><text:soft-page-break/>Описание:</text:p>
      <text:p text:style-name="P1">function <text:span text:style-name="T1">ExtractZIP</text:span>(Handle:Integer):Integer</text:p>
      <text:p text:style-name="P5">Возвращает 1 при успехе, иначе 0.</text:p>
      <text:p text:style-name="Heading_20_3">SQL:</text:p>
      <text:p text:style-name="P1"><text:span text:style-name="Source_20_Text">DECLARE EXTERNAL FUNCTION ExtractZIP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ExtractZIP' MODULE_NAME 'afuzip.dll';</text:span></text:p>
      <text:p text:style-name="P1"><text:span text:style-name="Source_20_Text"/></text:p>
      <text:p text:style-name="P1"><text:span text:style-name="Source_20_Text">DROP EXTERNAL FUNCTION ExtractZIP ;</text:span></text:p>
      <text:p text:style-name="Heading_20_3">Пример:</text:p>
      <text:p text:style-name="P1"><text:span text:style-name="Source_20_Text">obj = CreateUNZIP(); <text:s/></text:span></text:p>
      <text:p text:style-name="P1"><text:span text:style-name="Source_20_Text">if (obj=0) then </text:span></text:p>
      <text:p text:style-name="P1"><text:span text:style-name="Source_20_Text"><text:s text:c="3"/>EXCEPTION ... <text:s/>'Ошибка создания объекта UNZIP' ;</text:span></text:p>
      <text:p text:style-name="P1"><text:span text:style-name="Source_20_Text"><text:s text:c="3"/></text:span></text:p>
      <text:p text:style-name="P1"><text:span text:style-name="Source_20_Text">if (SetArhiveFileZIP(obj, sFolderName||FileName)=0) then </text:span></text:p>
      <text:p text:style-name="P1"><text:span text:style-name="Source_20_Text"><text:s text:c="4"/>EXCEPTION ... 'Ошибка SetArhiveFileZIP';</text:span></text:p>
      <text:p text:style-name="P1"><text:span text:style-name="Source_20_Text">...</text:span></text:p>
      <text:p text:style-name="Text_20_body"><text:span text:style-name="Source_20_Text"><text:s text:c="6"/>if (AddSpecZIP(obj,'test_zip1.txt' )=0) then </text:span></text:p>
      <text:p text:style-name="Text_20_body"><text:span text:style-name="Source_20_Text"><text:s text:c="9"/>EXCEPTION ... 'Ошибка AddSpecZIP'; </text:span></text:p>
      <text:p text:style-name="Text_20_body"><text:span text:style-name="Source_20_Text"><text:span text:style-name="T6"><text:s text:c="6"/>res= <text:s/>SetExtractDirZIP( </text:span></text:span><text:span text:style-name="Source_20_Text"><text:span text:style-name="T6">sFolderName);</text:span></text:span></text:p>
      <text:p text:style-name="Text_20_body"><text:span text:style-name="Source_20_Text"><text:span text:style-name="T10"><text:s text:c="6"/>res=ExtractZIP(obj);</text:span></text:span></text:p>
      <text:p text:style-name="Text_20_body"><text:span text:style-name="Source_20_Text"><text:span text:style-name="T10"><text:s text:c="6"/>res=FREEAFOBJECT(obj); <text:s/></text:span></text:span></text:p>
      <text:p text:style-name="Text_20_body"><text:span text:style-name="Source_20_Text"><text:span text:style-name="T10"/></text:span></text:p>
      <text:h text:style-name="Heading_20_2" text:outline-level="2">SetRecurseDirZIP</text:h>
      <text:p text:style-name="Text_20_body">Заглушка, после версии 1.3 не работает</text:p>
      <text:p text:style-name="Heading_20_3">Описание:</text:p>
      <text:p text:style-name="P1">function SetRecurseDirZIP(Handle:Integer;IsRecurse:integer):integer;</text:p>
      <text:p text:style-name="Heading_20_3">SQL:</text:p>
      <text:p text:style-name="P1"><text:span text:style-name="Source_20_Text">DECLARE EXTERNAL FUNCTION SetRecurseDirZIP </text:span></text:p>
      <text:p text:style-name="P1"><text:span text:style-name="Source_20_Text"><text:s text:c="4"/>INTEGER, INTEGER </text:span></text:p>
      <text:p text:style-name="P1"><text:span text:style-name="Source_20_Text">RETURNS INTEGER BY VALUE </text:span></text:p>
      <text:p text:style-name="P1"><text:span text:style-name="Source_20_Text">ENTRY_POINT 'SetRecurseDirZIP' MODULE_NAME 'afuzip.dll';</text:span></text:p>
      <text:p text:style-name="P1"><text:span text:style-name="Source_20_Text"/></text:p>
      <text:p text:style-name="P1"><text:span text:style-name="Source_20_Text">DROP EXTERNAL FUNCTION SetRecurseDirZIP ;</text:span></text:p>
      <text:h text:style-name="Heading_20_2" text:outline-level="2"><text:soft-page-break/>ExtractFromBlob</text:h>
      <text:p text:style-name="Text_20_body">Заглушка, после версии 1.3 не работает </text:p>
      <text:p text:style-name="Heading_20_3">Описание:</text:p>
      <text:p text:style-name="P1">function ExtractFromBlob(Handle:integer; Bl:Blob):integer; </text:p>
      <text:p text:style-name="Heading_20_3">SQL:</text:p>
      <text:p text:style-name="P1"><text:span text:style-name="Source_20_Text">DECLARE EXTERNAL FUNCTION ExtractFromBlob </text:span></text:p>
      <text:p text:style-name="P1"><text:span text:style-name="Source_20_Text"><text:s text:c="4"/>INTEGER,BLOB </text:span></text:p>
      <text:p text:style-name="P1"><text:span text:style-name="Source_20_Text">RETURNS INTEGER BY VALUE </text:span></text:p>
      <text:p text:style-name="P1"><text:span text:style-name="Source_20_Text">ENTRY_POINT 'ExtractFromBlob' MODULE_NAME 'afuzip.dll'; </text:span></text:p>
      <text:p text:style-name="P1"><text:span text:style-name="Source_20_Text"/></text:p>
      <text:p text:style-name="P1"><text:span text:style-name="Source_20_Text">DROP EXTERNAL FUNCTION ExtractFromBlob ;</text:span></text:p>
      <text:p text:style-name="Text_20_body"/>
      <text:h text:style-name="P35" text:outline-level="1">Модуль DBF</text:h>
      <text:h text:style-name="Heading_20_2" text:outline-level="2">CreateDBF </text:h>
      <text:p text:style-name="Heading_20_3">Назначение:</text:p>
      <text:p text:style-name="P1">Создает объект для работы с DBF</text:p>
      <text:p text:style-name="Heading_20_3">Описание:</text:p>
      <text:p text:style-name="P1">function <text:span text:style-name="T1">CreateDBF</text:span>(FileName:PChar;var AnsiOrOem:Integer; var Mode:integer; var Share:integer;var Overwrite:integer):Integer;cdecl; </text:p>
      <text:p text:style-name="P1">Параметры</text:p>
      <text:p text:style-name="P1"><text:tab/>FileName — Файл DBF</text:p>
      <text:p text:style-name="P1"><text:tab/>AnsiOrOem — Кодировка: 0=OEM 1=ANSI </text:p>
      <text:p text:style-name="P1"><text:tab/>Mode — <text:s/>Режим записи: 0=ReadOnly 1=Read/Write </text:p>
      <text:p text:style-name="P1"><text:tab/>Share — Режим доступа: 0-Exclusive 1=Share</text:p>
      <text:p text:style-name="P1"><text:tab/>Overwrite — 1=перезаписать существующий файл, 0 — не перезаписывать</text:p>
      <text:p text:style-name="P1">Возвращает дескриптор объекта</text:p>
      <text:p text:style-name="Heading_20_3">SQL:</text:p>
      <text:p text:style-name="P2"><text:span text:style-name="Source_20_Text">DECLARE EXTERNAL FUNCTION CREATEDBF </text:span></text:p>
      <text:p text:style-name="P2"><text:span text:style-name="Source_20_Text"><text:s text:c="4"/>CSTRING(255), </text:span></text:p>
      <text:p text:style-name="P2"><text:span text:style-name="Source_20_Text"><text:s text:c="4"/>INTEGER, </text:span></text:p>
      <text:p text:style-name="P2"><text:span text:style-name="Source_20_Text"><text:s text:c="4"/>INTEGER, </text:span></text:p>
      <text:p text:style-name="P2"><text:span text:style-name="Source_20_Text"><text:s text:c="4"/>INTEGER, </text:span></text:p>
      <text:p text:style-name="P2"><text:span text:style-name="Source_20_Text"><text:s text:c="4"/>INTEGER </text:span></text:p>
      <text:p text:style-name="P2"><text:span text:style-name="Source_20_Text">RETURNS INTEGER BY VALUE </text:span></text:p>
      <text:p text:style-name="P2"><text:span text:style-name="Source_20_Text">ENTRY_POINT 'CreateDBF' MODULE_NAME 'afudbf.dll'; </text:span></text:p>
      <text:p text:style-name="P2"><text:span text:style-name="Source_20_Text"/></text:p>
      <text:p text:style-name="P2"><text:span text:style-name="Source_20_Text">DROP EXTERNAL FUNCTION CREATEDBF ; </text:span></text:p>
      <text:p text:style-name="Heading_20_3">Пример:</text:p>
      <text:p text:style-name="P1">… </text:p>
      <text:p text:style-name="P1"><text:span text:style-name="Source_20_Text">obj = CreateDBF(sFolderName||FileName,1,1,0,1); <text:s/></text:span></text:p>
      <text:p text:style-name="P1"><text:span text:style-name="Source_20_Text">if (obj=0) then </text:span></text:p>
      <text:p text:style-name="P1"><text:span text:style-name="Source_20_Text"><text:s text:c="5"/>EXCEPTION ... 'Ошибка создания DBF';</text:span></text:p>
      <text:p text:style-name="P1"><text:span text:style-name="Source_20_Text">...</text:span></text:p>
      <text:h text:style-name="Heading_20_2" text:outline-level="2">CloseDBF</text:h>
      <text:p text:style-name="Text_20_body"/>
      <text:p text:style-name="Heading_20_3"><text:soft-page-break/>Назначение:</text:p>
      <text:p text:style-name="P1">Закрывает DBF-таблицу ранее открытую OpenDBF </text:p>
      <text:p text:style-name="Heading_20_3">Описание:</text:p>
      <text:p text:style-name="P1">function <text:span text:style-name="T1">Close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5">Возвращает 1 при успехе, иначе 0</text:p>
      <text:p text:style-name="Heading_20_3">SQL:</text:p>
      <text:p text:style-name="P1"><text:span text:style-name="Source_20_Text">DECLARE EXTERNAL FUNCTION CLOSEDBF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CloseDBF' MODULE_NAME 'afudbf.dll';</text:span></text:p>
      <text:p text:style-name="P1"><text:span text:style-name="Source_20_Text"/></text:p>
      <text:p text:style-name="P1"><text:span text:style-name="Source_20_Text">DROP EXTERNAL FUNCTION CLOSEDBF ;</text:span></text:p>
      <text:p text:style-name="Heading_20_3">Пример:</text:p>
      <text:p text:style-name="P1">… </text:p>
      <text:p text:style-name="P1"><text:span text:style-name="Source_20_Text">obj = CreateDBF(sFolderName||FileName,1,1,0,1); <text:s/></text:span></text:p>
      <text:p text:style-name="P1"><text:span text:style-name="Source_20_Text">if (OpenDBF(obj)=1) then </text:span></text:p>
      <text:p text:style-name="P1"><text:span text:style-name="Source_20_Text">begin</text:span></text:p>
      <text:p text:style-name="P1"><text:span text:style-name="Source_20_Text">...</text:span></text:p>
      <text:p text:style-name="P1"><text:span text:style-name="Source_20_Text">res=CloseDBF(obj);</text:span></text:p>
      <text:p text:style-name="P1"><text:span text:style-name="Source_20_Text">...</text:span></text:p>
      <text:h text:style-name="Heading_20_2" text:outline-level="2">OpenDBF</text:h>
      <text:p text:style-name="Heading_20_3">Назначение:</text:p>
      <text:p text:style-name="P1">Открывает DBF-таблицу для редактирования</text:p>
      <text:p text:style-name="Heading_20_3">Описание:</text:p>
      <text:p text:style-name="P1">function <text:span text:style-name="T1">Open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5">Возвращает 1 при успехе, иначе 0</text:p>
      <text:p text:style-name="Heading_20_3">SQL:</text:p>
      <text:p text:style-name="P1"><text:span text:style-name="Source_20_Text">DECLARE EXTERNAL FUNCTION OpenDBF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oft-page-break/><text:span text:style-name="Source_20_Text">ENTRY_POINT 'OpenDBF' MODULE_NAME 'afudbf.dll'; </text:span></text:p>
      <text:p text:style-name="P1"><text:span text:style-name="Source_20_Text"/></text:p>
      <text:p text:style-name="P1"><text:span text:style-name="Source_20_Text">DROP <text:s/>EXTERNAL FUNCTION OpenDBF ;</text:span></text:p>
      <text:p text:style-name="Heading_20_3">Пример:</text:p>
      <text:p text:style-name="P1">… </text:p>
      <text:p text:style-name="P1"><text:span text:style-name="Source_20_Text">obj = CreateDBF(sFolderName||FileName,1,1,0,1); <text:s/></text:span></text:p>
      <text:p text:style-name="P1"><text:span text:style-name="Source_20_Text">if (OpenDBF(obj)=1) then </text:span></text:p>
      <text:p text:style-name="P1"><text:span text:style-name="Source_20_Text">begin</text:span></text:p>
      <text:p text:style-name="P1"><text:span text:style-name="Source_20_Text">...</text:span></text:p>
      <text:p text:style-name="P1"><text:span text:style-name="Source_20_Text">res=CloseDBF(obj);</text:span></text:p>
      <text:p text:style-name="P1"><text:span text:style-name="Source_20_Text">...</text:span></text:p>
      <text:h text:style-name="Heading_20_2" text:outline-level="2">SetFormatDBF</text:h>
      <text:p text:style-name="Heading_20_3">Назначение:</text:p>
      <text:p text:style-name="P1">Задает формат для создания файла DBF.Должно быть вызвано до OpenDBF. По умолчанию DBF создается в dBase IV</text:p>
      <text:p text:style-name="Heading_20_3">Описание:</text:p>
      <text:p text:style-name="P1">function <text:span text:style-name="T1">SetFormatDBF</text:span>(Handle:Integer; FormatDBF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1"><text:span text:style-name="T3"><text:tab/></text:span><text:span text:style-name="T2">FormatDBF — </text:span><text:span text:style-name="T3">Формат файла DBF. Возможные значения:</text:span></text:p>
      <text:p text:style-name="P20">3 - dBASE III+</text:p>
      <text:p text:style-name="P20">4 - dBASE IV (по умолчанию) </text:p>
      <text:p text:style-name="P20">7 - Visual dBASE VII</text:p>
      <text:p text:style-name="P20">25 - FoxPro</text:p>
      <text:p text:style-name="P2"/>
      <text:p text:style-name="P5">Возвращает 1 при успехе, иначе 0</text:p>
      <text:p text:style-name="Footnote">Доступно с версии 1.3</text:p>
      <text:p text:style-name="Heading_20_3">SQL:</text:p>
      <text:p text:style-name="P1"><text:span text:style-name="Source_20_Text">DECLARE EXTERNAL FUNCTION SetFormatDBF </text:span></text:p>
      <text:p text:style-name="P1"><text:span text:style-name="Source_20_Text"><text:s text:c="4"/>INTEGER,INTEGER </text:span></text:p>
      <text:p text:style-name="P1"><text:span text:style-name="Source_20_Text">RETURNS INTEGER BY VALUE </text:span></text:p>
      <text:p text:style-name="P1"><text:span text:style-name="Source_20_Text">ENTRY_POINT 'SetFormatDBF' MODULE_NAME 'afudbf.dll'; </text:span></text:p>
      <text:p text:style-name="P1"><text:span text:style-name="Source_20_Text"/></text:p>
      <text:p text:style-name="P1"><text:span text:style-name="Source_20_Text">DROP <text:s/>EXTERNAL FUNCTION </text:span><text:span text:style-name="Source_20_Text">SetFormatDBF</text:span><text:span text:style-name="Source_20_Text"> ;</text:span></text:p>
      <text:p text:style-name="Heading_20_3"><text:soft-page-break/>Пример:</text:p>
      <text:p text:style-name="P1">… </text:p>
      <text:p text:style-name="P1"><text:span text:style-name="Source_20_Text">obj = CreateDBF(sFolderName||FileName,1,1,0,1); </text:span></text:p>
      <text:p text:style-name="P1"><text:span text:style-name="Source_20_Text">res= SetFormatDBF(3);</text:span></text:p>
      <text:p text:style-name="P1"><text:span text:style-name="Source_20_Text">if (OpenDBF(obj)=1) then </text:span></text:p>
      <text:p text:style-name="P1"><text:span text:style-name="Source_20_Text">begin</text:span></text:p>
      <text:p text:style-name="P1"><text:span text:style-name="Source_20_Text">...</text:span></text:p>
      <text:p text:style-name="P1"><text:span text:style-name="Source_20_Text">res=CloseDBF(obj);</text:span></text:p>
      <text:p text:style-name="P1"><text:span text:style-name="Source_20_Text">...</text:span></text:p>
      <text:h text:style-name="Heading_20_2" text:outline-level="2">GetFormatDBF</text:h>
      <text:p text:style-name="Heading_20_3">Назначение:</text:p>
      <text:p text:style-name="P1">Возвращает формат для файла DBF</text:p>
      <text:p text:style-name="Heading_20_3">Описание:</text:p>
      <text:p text:style-name="P1">function <text:span text:style-name="T1">GetFormatDBF</text:span>(Handle:Integer;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</text:p>
      <text:p text:style-name="P1"><text:span text:style-name="T3"><text:tab/> <text:s text:c="8"/></text:span><text:span text:style-name="T2"><text:s/></text:span><text:span text:style-name="T3">Формат файла DBF. Возможные значения:</text:span></text:p>
      <text:p text:style-name="P20">0 — ошибка <text:s text:c="17"/></text:p>
      <text:p text:style-name="P20">3 - dBASE III+</text:p>
      <text:p text:style-name="P20">4 - dBASE IV (по умолчанию) </text:p>
      <text:p text:style-name="P20">7 - Visual dBASE VII</text:p>
      <text:p text:style-name="P20">25 - FoxPro</text:p>
      <text:p text:style-name="P2"/>
      <text:p text:style-name="P5">Возвращает 1 при успехе, иначе 0</text:p>
      <text:p text:style-name="P18">Доступно с версии 1.3</text:p>
      <text:p text:style-name="Heading_20_3">SQL:</text:p>
      <text:p text:style-name="P1"><text:span text:style-name="Source_20_Text">DECLARE EXTERNAL FUNCTION GetFormatDBF </text:span></text:p>
      <text:p text:style-name="P1"><text:span text:style-name="Source_20_Text">INTEGER </text:span></text:p>
      <text:p text:style-name="P1"><text:span text:style-name="Source_20_Text">RETURNS INTEGER BY VALUE </text:span></text:p>
      <text:p text:style-name="P1"><text:span text:style-name="Source_20_Text">ENTRY_POINT 'GetFormatDBF' MODULE_NAME 'afudbf.dll'; 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DROP <text:s/>EXTERNAL FUNCTION </text:span><text:span text:style-name="Source_20_Text">GetFormatDBF</text:span><text:span text:style-name="Source_20_Text"> ;</text:span></text:p>
      <text:p text:style-name="Heading_20_3"><text:soft-page-break/>Пример:</text:p>
      <text:p text:style-name="P1">… </text:p>
      <text:p text:style-name="P1"><text:span text:style-name="Source_20_Text">obj = CreateDBF(sFolderName||FileName,1,1,0,1); </text:span></text:p>
      <text:p text:style-name="P1"><text:span text:style-name="Source_20_Text">res=SetFormatDBF(3);</text:span></text:p>
      <text:p text:style-name="P1"><text:span text:style-name="Source_20_Text">if (OpenDBF(obj)=1) then </text:span></text:p>
      <text:p text:style-name="P1"><text:span text:style-name="Source_20_Text">begin</text:span></text:p>
      <text:p text:style-name="P1"><text:span text:style-name="Source_20_Text">...</text:span></text:p>
      <text:p text:style-name="P1"><text:span text:style-name="Source_20_Text">res=SetFormatDBF(3); -- res=3</text:span></text:p>
      <text:p text:style-name="P1"><text:span text:style-name="Source_20_Text">res=CloseDBF(obj);</text:span></text:p>
      <text:p text:style-name="P1"><text:span text:style-name="Source_20_Text">...</text:span></text:p>
      <text:p text:style-name="P25">Навигация по таблице</text:p>
      <text:h text:style-name="Heading_20_2" text:outline-level="2">NextInDBF</text:h>
      <text:p text:style-name="Heading_20_3">Назначение:</text:p>
      <text:p text:style-name="P1">Передвигает курсор в таблице вперед на 1</text:p>
      <text:p text:style-name="Heading_20_3">Описание:</text:p>
      <text:p text:style-name="P1">function <text:span text:style-name="T1">NextIn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, иначе 0</text:p>
      <text:p text:style-name="Heading_20_3">SQL:</text:p>
      <text:p text:style-name="P1"><text:span text:style-name="Source_20_Text">DECLARE EXTERNAL FUNCTION NextInDBF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NextInDBF' MODULE_NAME 'afudbf.dll'; </text:span></text:p>
      <text:p text:style-name="P1"><text:span text:style-name="Source_20_Text"/></text:p>
      <text:p text:style-name="P1"><text:span text:style-name="Source_20_Text">DROP EXTERNAL FUNCTION NextInDBF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res=SetFormatDBF(3);</text:span></text:p>
      <text:p text:style-name="P1"><text:span text:style-name="Source_20_Text">if (OpenDBF(obj)=1) then </text:span></text:p>
      <text:p text:style-name="P1"><text:span text:style-name="Source_20_Text"><text:s text:c="3"/>res=NextInDBF(obj);</text:span></text:p>
      <text:h text:style-name="Heading_20_2" text:outline-level="2"><text:soft-page-break/>PrevInDBF</text:h>
      <text:p text:style-name="Heading_20_3">Назначение:</text:p>
      <text:p text:style-name="P1">Передвигает курсор в таблице назад на 1</text:p>
      <text:p text:style-name="Heading_20_3">Описание:</text:p>
      <text:p text:style-name="P1">function <text:span text:style-name="T1">PrevIn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, иначе 0</text:p>
      <text:p text:style-name="Heading_20_3">SQL:</text:p>
      <text:p text:style-name="P1"><text:span text:style-name="Source_20_Text">DECLARE EXTERNAL FUNCTION PrevInDBF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PrevInDBF' MODULE_NAME 'afudbf.dll'; </text:span></text:p>
      <text:p text:style-name="P1"><text:span text:style-name="Source_20_Text"/></text:p>
      <text:p text:style-name="P1"><text:span text:style-name="Source_20_Text">DROP EXTERNAL FUNCTION PrevInDBF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res=SetFormatDBF(3);</text:span></text:p>
      <text:p text:style-name="P1"><text:span text:style-name="Source_20_Text">if (OpenDBF(obj)=1) then </text:span></text:p>
      <text:p text:style-name="P1"><text:span text:style-name="Source_20_Text"><text:s text:c="3"/>res=PrevInDBF(obj);</text:span></text:p>
      <text:h text:style-name="Heading_20_2" text:outline-level="2">FirstInDBF</text:h>
      <text:p text:style-name="Heading_20_3">Назначение:</text:p>
      <text:p text:style-name="P1">Передвигает курсор в начало таблицы</text:p>
      <text:p text:style-name="Heading_20_3">Описание:</text:p>
      <text:p text:style-name="P1">function <text:span text:style-name="T1">FirstIn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, иначе 0</text:p>
      <text:p text:style-name="Heading_20_3">SQL:</text:p>
      <text:p text:style-name="P1"><text:span text:style-name="Source_20_Text">DECLARE EXTERNAL FUNCTION </text:span><text:span text:style-name="Source_20_Text"><text:span text:style-name="T6">FirstIn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FirstInDBF</text:span></text:span><text:span text:style-name="Source_20_Text">' MODULE_NAME 'afudbf.dll'; </text:span></text:p>
      <text:p text:style-name="P1"><text:soft-page-break/><text:span text:style-name="Source_20_Text"/></text:p>
      <text:p text:style-name="P1"><text:span text:style-name="Source_20_Text">DROP EXTERNAL FUNCTION </text:span><text:span text:style-name="Source_20_Text"><text:span text:style-name="T6">FirstInDBF</text:span></text:span><text:span text:style-name="Source_20_Text">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res=SetFormatDBF(3);</text:span></text:p>
      <text:p text:style-name="P1"><text:span text:style-name="Source_20_Text">if (OpenDBF(obj)=1) then </text:span></text:p>
      <text:p text:style-name="P1"><text:span text:style-name="Source_20_Text"><text:s text:c="3"/>res=</text:span><text:span text:style-name="Source_20_Text"><text:span text:style-name="T6">FirstInDBF</text:span></text:span><text:span text:style-name="Source_20_Text">(obj);</text:span></text:p>
      <text:h text:style-name="Heading_20_2" text:outline-level="2">LastInDBF</text:h>
      <text:p text:style-name="Heading_20_3">Назначение:</text:p>
      <text:p text:style-name="P1">Передвигает курсор в конец таблицы</text:p>
      <text:p text:style-name="Heading_20_3">Описание:</text:p>
      <text:p text:style-name="P1">function <text:span text:style-name="T1">LastIn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, иначе 0</text:p>
      <text:p text:style-name="Heading_20_3">SQL:</text:p>
      <text:p text:style-name="P1"><text:span text:style-name="Source_20_Text">DECLARE EXTERNAL FUNCTION </text:span><text:span text:style-name="Source_20_Text"><text:span text:style-name="T6">LastIn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LastIn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6">LastInDBF</text:span></text:span><text:span text:style-name="Source_20_Text">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res=SetFormatDBF(3);</text:span></text:p>
      <text:p text:style-name="P1"><text:span text:style-name="Source_20_Text">if (OpenDBF(obj)=1) then </text:span></text:p>
      <text:p text:style-name="P1"><text:span text:style-name="Source_20_Text"><text:s text:c="3"/>res=</text:span><text:span text:style-name="Source_20_Text"><text:span text:style-name="T6">LastInDBF</text:span></text:span><text:span text:style-name="Source_20_Text">(obj);</text:span></text:p>
      <text:h text:style-name="Heading_20_2" text:outline-level="2">EofInDBF</text:h>
      <text:p text:style-name="Heading_20_3">Назначение:</text:p>
      <text:p text:style-name="P1">Возвращает достигнут ли конец таблицы таблицы </text:p>
      <text:p text:style-name="Heading_20_3">Описание:</text:p>
      <text:p text:style-name="P1">function <text:span text:style-name="T1">EofInDBF</text:span>(Handle:Integer):integer</text:p>
      <text:p text:style-name="P1">Параметры</text:p>
      <text:p text:style-name="P1"><text:soft-page-break/><text:tab/><text:span text:style-name="T2">Handle — </text:span><text:span text:style-name="T3">дескриптор DBF</text:span></text:p>
      <text:p text:style-name="P2">Возвращает 1 в случае если достигнут конец таблицы, иначе 0</text:p>
      <text:p text:style-name="Heading_20_3">SQL:</text:p>
      <text:p text:style-name="P1"><text:span text:style-name="Source_20_Text">DECLARE EXTERNAL FUNCTION </text:span><text:span text:style-name="Source_20_Text"><text:span text:style-name="T6">EofIn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EofIn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6">EofInDBF</text:span></text:span><text:span text:style-name="Source_20_Text">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while (</text:span><text:span text:style-name="Source_20_Text"><text:span text:style-name="T6">EofInDBF(obj)&lt;&gt;1) do</text:span></text:span></text:p>
      <text:p text:style-name="P1"><text:span text:style-name="Source_20_Text"><text:s text:c="3"/>res=Next</text:span><text:span text:style-name="Source_20_Text"><text:span text:style-name="T6">InDBF</text:span></text:span><text:span text:style-name="Source_20_Text">(obj);</text:span></text:p>
      <text:h text:style-name="Heading_20_2" text:outline-level="2">RecNoDBF</text:h>
      <text:p text:style-name="Heading_20_3">Назначение:</text:p>
      <text:p text:style-name="P1">Текущий номер активной строки в открытой таблице</text:p>
      <text:p text:style-name="Heading_20_3">Описание:</text:p>
      <text:p text:style-name="P1">function <text:span text:style-name="T1">RecNo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номер активной строки , иначе если ошибка <text:s/>или таблица закрыта 0</text:p>
      <text:p text:style-name="Heading_20_3">SQL:</text:p>
      <text:p text:style-name="P1"><text:span text:style-name="Source_20_Text">DECLARE EXTERNAL FUNCTION </text:span><text:span text:style-name="Source_20_Text"><text:span text:style-name="T6">RecNo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RecNo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6">RecNoDBF</text:span></text:span><text:span text:style-name="Source_20_Text">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<text:span text:style-name="T9">while (RecordCountDBF</text:span></text:span><text:span text:style-name="Source_20_Text"><text:span text:style-name="T6">(obj)&lt;&gt;RecNoDBF(obj)) do</text:span></text:span></text:p>
      <text:p text:style-name="P1"><text:span text:style-name="Source_20_Text"><text:s text:c="3"/>res=Next</text:span><text:span text:style-name="Source_20_Text"><text:span text:style-name="T6">InDBF</text:span></text:span><text:span text:style-name="Source_20_Text">(obj);</text:span></text:p>
      <text:p text:style-name="P14"><text:span text:style-name="Source_20_Text"><text:span text:style-name="T9"/></text:span></text:p>
      <text:h text:style-name="Heading_20_2" text:outline-level="2"><text:soft-page-break/>RecordCountDBF</text:h>
      <text:p text:style-name="Heading_20_3">Назначение:</text:p>
      <text:p text:style-name="P1">Количество записей в отрытой таблице</text:p>
      <text:p text:style-name="Heading_20_3">Описание:</text:p>
      <text:p text:style-name="P1">function <text:span text:style-name="T1">RecordCount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количество записей , иначе если ошибка <text:s/>или таблица закрыта 0</text:p>
      <text:p text:style-name="Heading_20_3">SQL:</text:p>
      <text:p text:style-name="P1"><text:span text:style-name="Source_20_Text">DECLARE EXTERNAL FUNCTION </text:span><text:span text:style-name="Source_20_Text"><text:span text:style-name="T6">RecordCountDBF </text:span>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RecordCount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6">RecordCountDBF </text:span></text:span><text:span text:style-name="Source_20_Text">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while (RecordCountDBF</text:span><text:span text:style-name="Source_20_Text"><text:span text:style-name="T6">(obj)&lt;&gt;RecNoDBF(obj)) do</text:span></text:span></text:p>
      <text:p text:style-name="P1"><text:span text:style-name="Source_20_Text"><text:s text:c="3"/>res=Next</text:span><text:span text:style-name="Source_20_Text"><text:span text:style-name="T6">InDBF</text:span></text:span><text:span text:style-name="Source_20_Text">(obj);</text:span></text:p>
      <text:h text:style-name="Heading_20_2" text:outline-level="2">SetRecNoDBF</text:h>
      <text:p text:style-name="Heading_20_3">Назначение:</text:p>
      <text:p text:style-name="P1">Передвигает курсор в открытой таблице на позицию <text:s/>NewRecNO от начала таблицы</text:p>
      <text:p text:style-name="Heading_20_3">Описание:</text:p>
      <text:p text:style-name="P1">function <text:span text:style-name="T1">SetRecNoDBF</text:span>(Handle:Integer;NewRecNO:integer 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1"><text:span text:style-name="T3"><text:tab/></text:span><text:span text:style-name="T2">NewRecNO — </text:span><text:span text:style-name="T3">Номер записи относительно начала таблицы</text:span></text:p>
      <text:p text:style-name="P2">Возвращает 1 в случае успеха , иначе <text:s/>0</text:p>
      <text:p text:style-name="Heading_20_3">SQL:</text:p>
      <text:p text:style-name="P1"><text:span text:style-name="Source_20_Text"/></text:p>
      <text:p text:style-name="P1"><text:span text:style-name="Source_20_Text">DECLARE EXTERNAL FUNCTION SetRecNoDBF </text:span></text:p>
      <text:p text:style-name="P1"><text:span text:style-name="Source_20_Text"><text:s text:c="4"/>INTEGER,INTEGER </text:span></text:p>
      <text:p text:style-name="P1"><text:soft-page-break/><text:span text:style-name="Source_20_Text">RETURNS INTEGER BY VALUE </text:span></text:p>
      <text:p text:style-name="P1"><text:span text:style-name="Source_20_Text">ENTRY_POINT 'SetRecNoDBF' MODULE_NAME 'afudbf.dll'; </text:span></text:p>
      <text:p text:style-name="P1"><text:span text:style-name="Source_20_Text"/></text:p>
      <text:p text:style-name="P1"><text:span text:style-name="Source_20_Text">DROP EXTERNAL FUNCTION SetRecNoDBF</text:span><text:span text:style-name="Source_20_Text">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while (RecordCountDBF</text:span><text:span text:style-name="Source_20_Text"><text:span text:style-name="T6">(obj)&lt;&gt;RecNoDBF(obj)) do</text:span></text:span></text:p>
      <text:p text:style-name="P1"><text:span text:style-name="Source_20_Text"><text:span text:style-name="T6">begin</text:span></text:span></text:p>
      <text:p text:style-name="P1"><text:span text:style-name="Source_20_Text"><text:s text:c="3"/></text:span><text:span text:style-name="Source_20_Text"><text:span text:style-name="T2">NewRecNO</text:span></text:span><text:span text:style-name="Source_20_Text">=</text:span><text:span text:style-name="Source_20_Text"><text:span text:style-name="T6">RecNoDBF(obj);</text:span></text:span></text:p>
      <text:p text:style-name="P1"><text:span text:style-name="Source_20_Text"><text:span text:style-name="T1"><text:s text:c="3"/></text:span></text:span><text:span text:style-name="Source_20_Text">res=SetRecNoDBF(NewRecNO+1);</text:span></text:p>
      <text:p text:style-name="P1"><text:span text:style-name="Source_20_Text"><text:span text:style-name="T6"/></text:span></text:p>
      <text:p text:style-name="P25">Редактирование записей</text:p>
      <text:h text:style-name="Heading_20_2" text:outline-level="2">StateDBF</text:h>
      <text:p text:style-name="Heading_20_3">Назначение:</text:p>
      <text:p text:style-name="P1"><text:s/>Возвращает статус таблицы (в каком режиме находиться) <text:s/>таблица</text:p>
      <text:p text:style-name="Heading_20_3">Описание:</text:p>
      <text:p text:style-name="P1">function <text:span text:style-name="T1">State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статус:</text:p>
      <text:p text:style-name="P19">0-Inactive</text:p>
      <text:p text:style-name="P19">1-Browse</text:p>
      <text:p text:style-name="P19">2-Edit</text:p>
      <text:p text:style-name="P19">3-Insert</text:p>
      <text:p text:style-name="P19">4-SetKey, </text:p>
      <text:p text:style-name="P19">5-CalcFields</text:p>
      <text:p text:style-name="P19">6-Filter, </text:p>
      <text:p text:style-name="P19">7-NewValue</text:p>
      <text:p text:style-name="P19">8-OldValue</text:p>
      <text:p text:style-name="P19">9-CurValue</text:p>
      <text:p text:style-name="P19">10-BlockRead</text:p>
      <text:p text:style-name="P20">11-InternalCalc</text:p>
      <text:p text:style-name="P20">12-Opening </text:p>
      <text:p text:style-name="Heading_20_3"><text:soft-page-break/>SQL:<text:span text:style-name="Source_20_Text"> </text:span></text:p>
      <text:p text:style-name="P1"><text:span text:style-name="Source_20_Text">DECLARE EXTERNAL FUNCTION StateDBF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StateDBF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9">StateDBF</text:span></text:span><text:span text:style-name="Source_20_Text"> ;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StateDBF(obj)=0) then </text:span></text:p>
      <text:p text:style-name="P1"><text:span text:style-name="Source_20_Text"><text:s text:c="3"/>res=OpenDBF(obj);</text:span></text:p>
      <text:h text:style-name="Heading_20_2" text:outline-level="2">PostDBF</text:h>
      <text:p text:style-name="Heading_20_3">Назначение:</text:p>
      <text:p text:style-name="P1"><text:s text:c="2"/>Сохраняет запись</text:p>
      <text:p text:style-name="Heading_20_3">Описание:</text:p>
      <text:p text:style-name="P1">function <text:span text:style-name="T1">Post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 , иначе <text:s/>0</text:p>
      <text:p text:style-name="Heading_20_3">SQL:<text:span text:style-name="Source_20_Text"> </text:span></text:p>
      <text:p text:style-name="P1"><text:span text:style-name="Source_20_Text">DECLARE EXTERNAL FUNCTION </text:span><text:span text:style-name="Source_20_Text"><text:span text:style-name="T6">Post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Post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6">PostDBF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</text:span><text:span text:style-name="Source_20_Text">OpenDBF(obj)=1)</text:span><text:span text:style-name="Source_20_Text"> then </text:span></text:p>
      <text:p text:style-name="P1"><text:span text:style-name="Source_20_Text">begin</text:span></text:p>
      <text:p text:style-name="P1"><text:span text:style-name="Source_20_Text"><text:s text:c="3"/>res=AppendDBF(obj);</text:span></text:p>
      <text:p text:style-name="P1"><text:span text:style-name="Source_20_Text">...</text:span></text:p>
      <text:p text:style-name="P1"><text:span text:style-name="Source_20_Text"><text:s text:c="3"/>res=</text:span><text:span text:style-name="Source_20_Text"><text:span text:style-name="T6">PostDBF(obj);</text:span></text:span></text:p>
      <text:p text:style-name="P1"><text:span text:style-name="Source_20_Text"><text:span text:style-name="T6">...</text:span></text:span></text:p>
      <text:h text:style-name="Heading_20_2" text:outline-level="2"><text:soft-page-break/>AppendDBF</text:h>
      <text:p text:style-name="Heading_20_3">Назначение:</text:p>
      <text:p text:style-name="P1"><text:s text:c="2"/>Добавляет запись</text:p>
      <text:p text:style-name="Heading_20_3">Описание:</text:p>
      <text:p text:style-name="P1">function <text:span text:style-name="T1">Append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 , иначе <text:s/>0</text:p>
      <text:p text:style-name="Heading_20_3">SQL:<text:span text:style-name="Source_20_Text"> </text:span></text:p>
      <text:p text:style-name="P1"><text:span text:style-name="Source_20_Text">DECLARE EXTERNAL FUNCTION </text:span><text:span text:style-name="Source_20_Text"><text:span text:style-name="T6">Append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Append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Append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</text:span><text:span text:style-name="Source_20_Text">OpenDBF(obj)=1) </text:span><text:span text:style-name="Source_20_Text">then </text:span></text:p>
      <text:p text:style-name="P1"><text:span text:style-name="Source_20_Text">begin</text:span></text:p>
      <text:p text:style-name="P1"><text:span text:style-name="Source_20_Text"><text:s text:c="3"/>res=AppendDBF(obj);</text:span></text:p>
      <text:p text:style-name="P1"><text:span text:style-name="Source_20_Text"><text:s text:c="3"/>...</text:span></text:p>
      <text:p text:style-name="P1"><text:span text:style-name="Source_20_Text"><text:s text:c="3"/>res=</text:span><text:span text:style-name="Source_20_Text"><text:span text:style-name="T6">PostDBF(obj);</text:span></text:span></text:p>
      <text:p text:style-name="P1"><text:span text:style-name="Source_20_Text"><text:span text:style-name="T6"><text:s text:c="3"/>..</text:span></text:span></text:p>
      <text:p text:style-name="P1"><text:span text:style-name="Source_20_Text"><text:span text:style-name="T6"/></text:span></text:p>
      <text:h text:style-name="Heading_20_2" text:outline-level="2">EditDBF</text:h>
      <text:p text:style-name="Heading_20_3">Назначение:</text:p>
      <text:p text:style-name="P1"><text:s text:c="2"/>Начинает редактирование записи</text:p>
      <text:p text:style-name="Heading_20_3">Описание:</text:p>
      <text:p text:style-name="P1">function <text:span text:style-name="T1">Edit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 , иначе <text:s/>0</text:p>
      <text:p text:style-name="Heading_20_3"><text:soft-page-break/>SQL:<text:span text:style-name="Source_20_Text"> </text:span></text:p>
      <text:p text:style-name="P1"><text:span text:style-name="Source_20_Text">DECLARE EXTERNAL FUNCTION </text:span><text:span text:style-name="Source_20_Text"><text:span text:style-name="T6">Edit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Edit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Edit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</text:span><text:span text:style-name="Source_20_Text">OpenDBF(obj)=1)</text:span><text:span text:style-name="Source_20_Text"> then </text:span></text:p>
      <text:p text:style-name="P1"><text:span text:style-name="Source_20_Text">begin</text:span></text:p>
      <text:p text:style-name="P1"><text:span text:style-name="Source_20_Text"><text:s text:c="3"/>res=EditDBF(obj);</text:span></text:p>
      <text:p text:style-name="P1"><text:span text:style-name="Source_20_Text"><text:s text:c="3"/>...</text:span></text:p>
      <text:p text:style-name="P1"><text:span text:style-name="Source_20_Text"><text:s text:c="3"/>res=</text:span><text:span text:style-name="Source_20_Text"><text:span text:style-name="T6">PostDBF(obj);</text:span></text:span></text:p>
      <text:p text:style-name="P1"><text:span text:style-name="Source_20_Text"><text:span text:style-name="T6"><text:s text:c="3"/>..</text:span></text:span></text:p>
      <text:h text:style-name="Heading_20_2" text:outline-level="2">DeleteDBF</text:h>
      <text:p text:style-name="Heading_20_3">Назначение:</text:p>
      <text:p text:style-name="P1"><text:s text:c="3"/>Удаляет текущую запись из DBF</text:p>
      <text:p text:style-name="Heading_20_3">Описание:</text:p>
      <text:p text:style-name="P1">function <text:span text:style-name="T1">Delete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 , иначе <text:s/>0</text:p>
      <text:p text:style-name="Heading_20_3">SQL:<text:span text:style-name="Source_20_Text"> </text:span></text:p>
      <text:p text:style-name="P1"><text:span text:style-name="Source_20_Text">DECLARE EXTERNAL FUNCTION </text:span><text:span text:style-name="Source_20_Text"><text:span text:style-name="T6">Delete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Delete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Delete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<text:s text:c="3"/>res=</text:span><text:span text:style-name="Source_20_Text"><text:span text:style-name="T6">DeleteDBF(obj);</text:span></text:span></text:p>
      <text:h text:style-name="Heading_20_2" text:outline-level="2"><text:soft-page-break/>CancelDBF</text:h>
      <text:p text:style-name="Heading_20_3">Назначение:</text:p>
      <text:p text:style-name="P1"><text:s text:c="3"/>Отменяет редактирование записи DBF</text:p>
      <text:p text:style-name="Heading_20_3">Описание:</text:p>
      <text:p text:style-name="P1">function <text:span text:style-name="T1">Cancel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 , иначе <text:s/>0</text:p>
      <text:p text:style-name="Heading_20_3">SQL:<text:span text:style-name="Source_20_Text"> </text:span></text:p>
      <text:p text:style-name="P1"><text:span text:style-name="Source_20_Text">DECLARE EXTERNAL FUNCTION </text:span><text:span text:style-name="Source_20_Text"><text:span text:style-name="T6">Cancel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Cancel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</text:span><text:span text:style-name="Source_20_Text"><text:span text:style-name="T6">CancelDBF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<text:s text:c="3"/>res=Edit</text:span><text:span text:style-name="Source_20_Text"><text:span text:style-name="T6">DBF(obj);</text:span></text:span></text:p>
      <text:p text:style-name="P1"><text:span text:style-name="Source_20_Text"><text:span text:style-name="T6">...</text:span></text:span></text:p>
      <text:p text:style-name="P1"><text:span text:style-name="Source_20_Text"><text:span text:style-name="T6"><text:s text:c="3"/>res=CancelDBF(obj);</text:span></text:span></text:p>
      <text:p text:style-name="P1"><text:span text:style-name="Source_20_Text"><text:span text:style-name="T6">-- теперь статус у таблицы Browse</text:span></text:span></text:p>
      <text:p text:style-name="Text_20_body"/>
      <text:h text:style-name="Heading_20_2" text:outline-level="2">PackDBF</text:h>
      <text:p text:style-name="Heading_20_3">Назначение:</text:p>
      <text:p text:style-name="P1"><text:s text:c="4"/>Сжимает таблицу удаляя окончательно удаленные записи. Таблица должна быть открыта.</text:p>
      <text:p text:style-name="Heading_20_3">Описание:</text:p>
      <text:p text:style-name="P1">function <text:span text:style-name="T1">Pack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1 в случае успеха , иначе <text:s/>0</text:p>
      <text:p text:style-name="Heading_20_3"><text:soft-page-break/>SQL:<text:span text:style-name="Source_20_Text"> </text:span></text:p>
      <text:p text:style-name="P1"><text:span text:style-name="Source_20_Text">DECLARE EXTERNAL FUNCTION </text:span><text:span text:style-name="Source_20_Text"><text:span text:style-name="T6">PackDBF</text:span></text:span><text:span text:style-name="Source_20_Text"> </text:span></text:p>
      <text:p text:style-name="P1"><text:span text:style-name="Source_20_Text"><text:s text:c="4"/>INTEGER </text:span></text:p>
      <text:p text:style-name="P1"><text:span text:style-name="Source_20_Text">RETURNS INTEGER BY VALUE </text:span></text:p>
      <text:p text:style-name="P1"><text:span text:style-name="Source_20_Text">ENTRY_POINT '</text:span><text:span text:style-name="Source_20_Text"><text:span text:style-name="T6">PackDBF</text:span></text:span><text:span text:style-name="Source_20_Text">' MODULE_NAME 'afudbf.dll'; </text:span></text:p>
      <text:p text:style-name="P1"><text:span text:style-name="Source_20_Text"/></text:p>
      <text:p text:style-name="P1"><text:span text:style-name="Source_20_Text">DROP EXTERNAL FUNCTION Pack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if (OpenDBF(obj)=1) then </text:span></text:p>
      <text:p text:style-name="P1"><text:span text:style-name="Source_20_Text"><text:s text:c="2"/>res=DeleteDBF(obj);</text:span></text:p>
      <text:p text:style-name="P1"><text:span text:style-name="Source_20_Text">...</text:span></text:p>
      <text:p text:style-name="P1"><text:span text:style-name="Source_20_Text"><text:s text:c="2"/>res=DeleteDBF(obj);</text:span></text:p>
      <text:p text:style-name="P1"><text:span text:style-name="Source_20_Text"><text:s text:c="3"/>res=PackDBF</text:span><text:span text:style-name="Source_20_Text"><text:span text:style-name="T6">(obj);</text:span></text:span></text:p>
      <text:p text:style-name="P25">Работа с полями </text:p>
      <text:h text:style-name="Heading_20_2" text:outline-level="2">AddFieldDBF</text:h>
      <text:p text:style-name="Heading_20_3">Назначение:</text:p>
      <text:p text:style-name="P1"><text:s text:c="5"/>Создает поле в закрытой таблице для будущего создания файла DBF</text:p>
      <text:p text:style-name="Heading_20_3">Описание:</text:p>
      <text:p text:style-name="P1">function <text:span text:style-name="T1">AddFieldDBF</text:span>(Handle:Integer; FieldName:CString(255);TypeField:CString(2); ALen,ADecLen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31">FieldName —<text:span text:style-name="T3"> Название поля</text:span></text:p>
      <text:p text:style-name="P13"><text:span text:style-name="T3">TypeField — Тип поля </text:span></text:p>
      <text:p text:style-name="P32"><text:span text:style-name="T3">C,N,D соответственно char, numeric, date</text:span></text:p>
      <text:p text:style-name="P13"><text:span text:style-name="T3">Alen — длина поля (для C,N)</text:span></text:p>
      <text:p text:style-name="P13"><text:span text:style-name="T3">AdecLen — точность поля (для N)</text:span></text:p>
      <text:p text:style-name="P2">Возвращает 1 в случае успеха , иначе <text:s/>0</text:p>
      <text:p text:style-name="Heading_20_3">SQL:<text:span text:style-name="Source_20_Text"> </text:span></text:p>
      <text:p text:style-name="P1"><text:span text:style-name="Source_20_Text">DECLARE EXTERNAL FUNCTION ADDFIELDDBF</text:span></text:p>
      <text:p text:style-name="P1"><text:span text:style-name="Source_20_Text"><text:s text:c="4"/>INTEGER,</text:span></text:p>
      <text:p text:style-name="P1"><text:span text:style-name="Source_20_Text"><text:s text:c="4"/>CSTRING(255),</text:span></text:p>
      <text:p text:style-name="P1"><text:span text:style-name="Source_20_Text"><text:s text:c="4"/>CSTRING(2),</text:span></text:p>
      <text:p text:style-name="P1"><text:span text:style-name="Source_20_Text"><text:s text:c="4"/>INTEGER,</text:span></text:p>
      <text:p text:style-name="P1"><text:soft-page-break/><text:span text:style-name="Source_20_Text"><text:s text:c="4"/>INTEGER</text:span></text:p>
      <text:p text:style-name="P1"><text:span text:style-name="Source_20_Text">RETURNS INTEGER BY VALUE</text:span></text:p>
      <text:p text:style-name="P1"><text:span text:style-name="Source_20_Text">ENTRY_POINT 'AddFieldDBF' MODULE_NAME 'afudbf.dll';</text:span></text:p>
      <text:p text:style-name="P1"><text:span text:style-name="Source_20_Text"/></text:p>
      <text:p text:style-name="P1"><text:span text:style-name="Source_20_Text">DROP EXTERNAL FUNCTION </text:span><text:span text:style-name="Source_20_Text">ADDFIELD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AddFieldDBF(obj,'Field1','N',15,5);</text:span></text:span></text:p>
      <text:p text:style-name="P1"><text:span text:style-name="Source_20_Text"><text:span text:style-name="T6">res=AddFieldDBF(obj,'StrField2','C',10,0);</text:span></text:span></text:p>
      <text:p text:style-name="P1"><text:span text:style-name="Source_20_Text">if (OpenDBF(obj)=1) then </text:span></text:p>
      <text:p text:style-name="P1"><text:span text:style-name="Source_20_Text"><text:s text:c="5"/>res=appendDBF</text:span><text:span text:style-name="Source_20_Text"><text:span text:style-name="T6">(obj);</text:span></text:span></text:p>
      <text:p text:style-name="P1"><text:span text:style-name="Source_20_Text"><text:span text:style-name="T6"/></text:span></text:p>
      <text:h text:style-name="Heading_20_2" text:outline-level="2">FieldCountDBF</text:h>
      <text:p text:style-name="Heading_20_3">Назначение:</text:p>
      <text:p text:style-name="P1"><text:s text:c="4"/>Возвращает количество полей в таблице.</text:p>
      <text:p text:style-name="Heading_20_3">Описание:</text:p>
      <text:p text:style-name="P1">function <text:span text:style-name="T1">FieldCountDBF</text:span>(Handle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">Возвращает количество полей в таблице или ноль при ошибке. </text:p>
      <text:p text:style-name="Heading_20_3">SQL:<text:span text:style-name="Source_20_Text"> </text:span></text:p>
      <text:p text:style-name="P1"><text:span text:style-name="Source_20_Text">DECLARE EXTERNAL FUNCTION FieldCountDBF</text:span></text:p>
      <text:p text:style-name="P1"><text:span text:style-name="Source_20_Text"><text:s text:c="4"/>INTEGER</text:span></text:p>
      <text:p text:style-name="P1"><text:span text:style-name="Source_20_Text">RETURNS INTEGER BY VALUE</text:span></text:p>
      <text:p text:style-name="P1"><text:span text:style-name="Source_20_Text">ENTRY_POINT 'FieldCountDBF' MODULE_NAME 'afudbf.dll';</text:span></text:p>
      <text:p text:style-name="P1"><text:span text:style-name="Source_20_Text"/></text:p>
      <text:p text:style-name="P1"><text:span text:style-name="Source_20_Text">DROP EXTERNAL FUNCTION </text:span><text:span text:style-name="Source_20_Text">FieldCount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AddFieldDBF(obj,'Field1','N',15,5);</text:span></text:span></text:p>
      <text:p text:style-name="P1"><text:span text:style-name="Source_20_Text"><text:span text:style-name="T6">res=AddFieldDBF(obj,'StrField2','C',10,0); </text:span></text:span></text:p>
      <text:p text:style-name="P1"><text:span text:style-name="Source_20_Text"><text:span text:style-name="T9">cntfld=FieldCountDBF(obj); -- cntfld=2</text:span></text:span></text:p>
      <text:h text:style-name="Heading_20_2" text:outline-level="2"><text:soft-page-break/>FieldExistsDBF</text:h>
      <text:p text:style-name="Heading_20_3">Назначение:</text:p>
      <text:p text:style-name="P1"><text:s text:c="4"/>Возвращает существует ли поле в таблице.</text:p>
      <text:p text:style-name="Heading_20_3">Описание:</text:p>
      <text:p text:style-name="P1">function <text:span text:style-name="T1">FieldExistsDBF</text:span>(Handle:Integer; FieldName:CString(255)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9"><text:tab/><text:tab/>FieldName — <text:span text:style-name="T3">Имя поля</text:span></text:p>
      <text:p text:style-name="P2">Возвращает 1 если поле существует, иначе 0</text:p>
      <text:p text:style-name="Heading_20_3">SQL:<text:span text:style-name="Source_20_Text"> </text:span></text:p>
      <text:p text:style-name="P1"><text:span text:style-name="Source_20_Text">DECLARE EXTERNAL FUNCTION FieldExistsDBF</text:span></text:p>
      <text:p text:style-name="P1"><text:span text:style-name="Source_20_Text"><text:s text:c="4"/>INTEGER,CSTRING(255)</text:span></text:p>
      <text:p text:style-name="P1"><text:span text:style-name="Source_20_Text">RETURNS INTEGER BY VALUE</text:span></text:p>
      <text:p text:style-name="P1"><text:span text:style-name="Source_20_Text">ENTRY_POINT 'FieldExistsDBF' MODULE_NAME 'afudbf.dll';</text:span></text:p>
      <text:p text:style-name="P1"><text:span text:style-name="Source_20_Text"/></text:p>
      <text:p text:style-name="P1"><text:span text:style-name="Source_20_Text">DROP EXTERNAL FUNCTION </text:span><text:span text:style-name="Source_20_Text">FieldExists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AddFieldDBF(obj,'Field1','N',15,5);</text:span></text:span></text:p>
      <text:p text:style-name="P1"><text:span text:style-name="Source_20_Text"><text:span text:style-name="T6">res=AddFieldDBF(obj,'StrField2','C',10,0); </text:span></text:span></text:p>
      <text:p text:style-name="P1"><text:span text:style-name="Source_20_Text"><text:span text:style-name="T9">if ( FieldExistsDBF(obj, '</text:span></text:span><text:span text:style-name="Source_20_Text"><text:span text:style-name="T6">Field1')=1) then </text:span></text:span></text:p>
      <text:p text:style-name="P1"><text:span text:style-name="Source_20_Text"><text:span text:style-name="T6"><text:s text:c="3"/>--&lt;- поле существует</text:span></text:span></text:p>
      <text:h text:style-name="Heading_20_2" text:outline-level="2">GetFieldNameDBFByIndex</text:h>
      <text:p text:style-name="Heading_20_3">Назначение:</text:p>
      <text:p text:style-name="P1"><text:s text:c="3"/>Возвращает имя поля по индексу</text:p>
      <text:p text:style-name="Heading_20_3">Описание:</text:p>
      <text:p text:style-name="P1">function <text:span text:style-name="T1">GetFieldNameDBFByIndex</text:span>(Handle:Integer; Index:Integer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9"><text:tab/><text:tab/>FieldName — <text:span text:style-name="T3">Имя поля</text:span></text:p>
      <text:p text:style-name="P2">Возвращает имя поля</text:p>
      <text:p text:style-name="Heading_20_3"><text:soft-page-break/>SQL:<text:span text:style-name="Source_20_Text"> </text:span></text:p>
      <text:p text:style-name="P1"><text:span text:style-name="Source_20_Text">DECLARE EXTERNAL FUNCTION GetFieldNameDBFByIndex</text:span></text:p>
      <text:p text:style-name="P1"><text:span text:style-name="Source_20_Text"><text:s text:c="4"/>INTEGER,INTEGER,CSTRING(255)</text:span></text:p>
      <text:p text:style-name="P1"><text:span text:style-name="Source_20_Text">RETURNS PARAMETER 3</text:span></text:p>
      <text:p text:style-name="P1"><text:span text:style-name="Source_20_Text">ENTRY_POINT 'GetFieldNameDBFByIndex' MODULE_NAME 'afudbf.dll';</text:span></text:p>
      <text:p text:style-name="P1"><text:span text:style-name="Source_20_Text"/></text:p>
      <text:p text:style-name="P1"><text:span text:style-name="Source_20_Text">DROP EXTERNAL FUNCTION </text:span><text:span text:style-name="Source_20_Text">GetFieldNameDBFByIndex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AddFieldDBF(obj,'Field1','N',15,5);</text:span></text:span></text:p>
      <text:p text:style-name="P1"><text:span text:style-name="Source_20_Text"><text:span text:style-name="T6">res=AddFieldDBF(obj,'StrField2','C',10,0); </text:span></text:span></text:p>
      <text:p text:style-name="P1"><text:span text:style-name="Source_20_Text"><text:span text:style-name="T9">if ( FieldExistsDBF(obj, '</text:span></text:span><text:span text:style-name="Source_20_Text"><text:span text:style-name="T6">Field1')=1) then </text:span></text:span></text:p>
      <text:p text:style-name="P1"><text:span text:style-name="Source_20_Text"><text:span text:style-name="T6"><text:s text:c="3"/>F1=GetFieldNameDBFByIndex(obj,0); --&lt;-Field1</text:span></text:span></text:p>
      <text:p text:style-name="P25">Работа с значениями полей</text:p>
      <text:h text:style-name="Heading_20_2" text:outline-level="2">SetValueDBFFieldByName</text:h>
      <text:p text:style-name="Heading_20_3">Назначение:</text:p>
      <text:p text:style-name="P1"><text:s text:c="4"/>Устанавливает значение поля для текущей редактируемой строки</text:p>
      <text:p text:style-name="Heading_20_3">Описание:</text:p>
      <text:p text:style-name="P1">function <text:span text:style-name="T1">SetValueDBFFieldByName</text:span>(Handle:Integer; FieldName:CString(255); Value:CString(255)):integer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9"><text:tab/><text:tab/>FieldName — <text:span text:style-name="T3">Имя поля</text:span></text:p>
      <text:p text:style-name="P8"><text:span text:style-name="T3"><text:tab/></text:span>Value — <text:span text:style-name="T3">Значение</text:span></text:p>
      <text:p text:style-name="P2">Возвращает 1 в случае успеха , иначе <text:s/>0</text:p>
      <text:p text:style-name="Heading_20_3">SQL:<text:span text:style-name="Source_20_Text"> </text:span></text:p>
      <text:p text:style-name="P1"><text:span text:style-name="Source_20_Text">DECLARE EXTERNAL FUNCTION SETVALUEDBFFIELDBYNAME</text:span></text:p>
      <text:p text:style-name="P1"><text:span text:style-name="Source_20_Text"><text:s text:c="4"/>INTEGER,</text:span></text:p>
      <text:p text:style-name="P1"><text:span text:style-name="Source_20_Text"><text:s text:c="4"/>CSTRING(255),</text:span></text:p>
      <text:p text:style-name="P1"><text:span text:style-name="Source_20_Text"><text:s text:c="4"/>CSTRING(255)</text:span></text:p>
      <text:p text:style-name="P1"><text:span text:style-name="Source_20_Text">RETURNS INTEGER BY VALUE</text:span></text:p>
      <text:p text:style-name="P1"><text:span text:style-name="Source_20_Text">ENTRY_POINT 'SetValueDBFFieldByName' MODULE_NAME 'afudbf.dll';</text:span></text:p>
      <text:p text:style-name="P1"><text:span text:style-name="Source_20_Text"/></text:p>
      <text:p text:style-name="P1"><text:span text:style-name="Source_20_Text">DROP EXTERNAL FUNCTION </text:span><text:span text:style-name="Source_20_Text">SETVALUEDBFFIELDBYNAME</text:span><text:span text:style-name="Source_20_Text"><text:span text:style-name="T6">;</text:span></text:span></text:p>
      <text:p text:style-name="Heading_20_3"><text:soft-page-break/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OpenDBF(Obj);</text:span></text:span></text:p>
      <text:p text:style-name="P1"><text:span text:style-name="Source_20_Text"><text:span text:style-name="T6">res=EditDBF(obj);</text:span></text:span></text:p>
      <text:p text:style-name="P1"><text:span text:style-name="Source_20_Text"><text:span text:style-name="T9">res=SetValueDBFFieldByName(obj,'Field1',12.50);</text:span></text:span></text:p>
      <text:p text:style-name="P1"><text:span text:style-name="Source_20_Text"><text:span text:style-name="T6">res=PostDBF(obj);</text:span></text:span></text:p>
      <text:h text:style-name="Heading_20_2" text:outline-level="2">GetValueDBFFieldByName</text:h>
      <text:p text:style-name="Heading_20_3">Назначение:</text:p>
      <text:p text:style-name="P1"><text:s text:c="4"/>Возвращает значение поля для текущей записи</text:p>
      <text:p text:style-name="Heading_20_3">Описание:</text:p>
      <text:p text:style-name="P1">function <text:span text:style-name="T1">GetValueDBFFieldByName</text:span>(Handle:Integer; FieldName:CString(255)):CString(255)</text:p>
      <text:p text:style-name="P1">Параметры</text:p>
      <text:p text:style-name="P1"><text:tab/><text:span text:style-name="T2">Handle — </text:span><text:span text:style-name="T3">дескриптор DBF</text:span></text:p>
      <text:p text:style-name="P29"><text:tab/><text:tab/>FieldName — <text:span text:style-name="T3">Имя поля</text:span></text:p>
      <text:p text:style-name="P8"><text:span text:style-name="T3"><text:tab/></text:span></text:p>
      <text:p text:style-name="P2">Возвращает значение поля в виде стороки</text:p>
      <text:p text:style-name="Heading_20_3">SQL:<text:span text:style-name="Source_20_Text"> </text:span></text:p>
      <text:p text:style-name="P1"><text:span text:style-name="Source_20_Text">DECLARE EXTERNAL FUNCTION GetValueDBFFieldByName</text:span></text:p>
      <text:p text:style-name="P1"><text:span text:style-name="Source_20_Text"><text:s text:c="4"/>INTEGER,CSTRING(255),CSTRING(255)</text:span></text:p>
      <text:p text:style-name="P1"><text:span text:style-name="Source_20_Text">RETURNS PARAMETER 3</text:span></text:p>
      <text:p text:style-name="P1"><text:span text:style-name="Source_20_Text">ENTRY_POINT 'GetValueDBFFieldByName' MODULE_NAME 'afudbf.dll';</text:span></text:p>
      <text:p text:style-name="P1"><text:span text:style-name="Source_20_Text"/></text:p>
      <text:p text:style-name="P1"><text:span text:style-name="Source_20_Text">DROP EXTERNAL FUNCTION </text:span><text:span text:style-name="Source_20_Text">GetValueDBFFieldByName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OpenDBF(Obj);</text:span></text:span></text:p>
      <text:p text:style-name="P1"><text:span text:style-name="Source_20_Text"><text:span text:style-name="T9">n=GetValueDBFFieldByName(obj,'Field1'); </text:span></text:span></text:p>
      <text:h text:style-name="Heading_20_2" text:outline-level="2">ValueIsNullDBF</text:h>
      <text:p text:style-name="Heading_20_3">Назначение:</text:p>
      <text:p text:style-name="P1"><text:s text:c="4"/>Возвращает является ли значение поля <text:s/>текущей записи пустым т.е. <text:span text:style-name="T2">null</text:span></text:p>
      <text:p text:style-name="Heading_20_3">Описание:</text:p>
      <text:p text:style-name="P1">function <text:span text:style-name="T1">ValueIsNullDBF</text:span>(Handle:Integer; FieldName:CString(255)):Integer</text:p>
      <text:p text:style-name="P1"><text:soft-page-break/>Параметры</text:p>
      <text:p text:style-name="P1"><text:tab/><text:span text:style-name="T2">Handle — </text:span><text:span text:style-name="T3">дескриптор DBF</text:span></text:p>
      <text:p text:style-name="P29"><text:tab/><text:tab/>FieldName — <text:span text:style-name="T3">Имя поля</text:span></text:p>
      <text:p text:style-name="P8"><text:span text:style-name="T3"><text:tab/></text:span></text:p>
      <text:p text:style-name="P2">Возврачает 1 если поле текущей строки Null,иначе 0</text:p>
      <text:p text:style-name="Footnote">Доступно с версии 1.1.3</text:p>
      <text:p text:style-name="Heading_20_3">SQL:<text:span text:style-name="Source_20_Text"> </text:span></text:p>
      <text:p text:style-name="P1"><text:span text:style-name="Source_20_Text">DECLARE EXTERNAL FUNCTION ValueIsNullDBF</text:span></text:p>
      <text:p text:style-name="P1"><text:span text:style-name="Source_20_Text"><text:s text:c="4"/>INTEGER,CSTRING(255)</text:span></text:p>
      <text:p text:style-name="P1"><text:span text:style-name="Source_20_Text">RETURNS INTEGER BY VALUE</text:span></text:p>
      <text:p text:style-name="P1"><text:span text:style-name="Source_20_Text">ENTRY_POINT 'ValueIsNullDBF' MODULE_NAME 'afudbf.dll';</text:span></text:p>
      <text:p text:style-name="P1"><text:span text:style-name="Source_20_Text"/></text:p>
      <text:p text:style-name="P1"><text:span text:style-name="Source_20_Text">DROP EXTERNAL FUNCTION </text:span><text:span text:style-name="Source_20_Text">ValueIsNullDBF</text:span><text:span text:style-name="Source_20_Text"><text:span text:style-name="T6">;</text:span></text:span></text:p>
      <text:p text:style-name="Heading_20_3">Пример:</text:p>
      <text:p text:style-name="P1"><text:span text:style-name="Source_20_Text">obj = CreateDBF(sFolderName||FileName,1,1,0,1); </text:span></text:p>
      <text:p text:style-name="P1"><text:span text:style-name="Source_20_Text"><text:span text:style-name="T6">res=OpenDBF(Obj);</text:span></text:span></text:p>
      <text:p text:style-name="P1"><text:span text:style-name="Source_20_Text"><text:span text:style-name="T6">if (</text:span></text:span><text:span text:style-name="Source_20_Text"><text:span text:style-name="T9">ValueIsNullDBF(obj)=0) then </text:span></text:span></text:p>
      <text:p text:style-name="P1"><text:span text:style-name="Source_20_Text"><text:span text:style-name="T9"><text:s text:c="2"/>n=GetValueDBFFieldByName(obj,'Field1'); </text:span></text:span></text:p>
      <text:p text:style-name="P1"><text:span text:style-name="Source_20_Text"><text:span text:style-name="T9"/></text:span></text:p>
      <text:p text:style-name="Text_20_body"/>
      <text:p text:style-name="P22"/>
      <text:p text:style-name="Heading_20_3">Назначение:</text:p>
      <text:p text:style-name="Heading_20_3">Описание:</text:p>
      <text:p text:style-name="Heading_20_3">SQL:</text:p>
      <text:p text:style-name="Heading_20_3">Пример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adornments="Обычный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>
      <style:paragraph-properties fo:background-color="transparent">
        <style:background-image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" fo:font-size="9pt" fo:letter-spacing="0.035cm" fo:font-style="oblique" fo:font-weight="normal" fo:background-color="transparent" style:font-name-asian="DejaVu Sans Mono" style:font-size-asian="10.5pt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AFUDF for FireBird, ОАО «Фармация» 2009г. <text:s/>support@pharm-tmn.ru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лексей</meta:initial-creator>
    <meta:creation-date>2009-04-15T22:07:04</meta:creation-date>
    <meta:generator>OpenOffice.org/3.0$Linux OpenOffice.org_project/300m7$Build-9354</meta:generator>
    <dc:date>2009-04-17T15:53:05</dc:date>
    <dc:creator>Алексей</dc:creator>
    <meta:editing-duration>PT11H05M43S</meta:editing-duration>
    <meta:editing-cycles>500</meta:editing-cycles>
    <meta:document-statistic meta:table-count="0" meta:image-count="0" meta:object-count="0" meta:page-count="57" meta:paragraph-count="1674" meta:word-count="4872" meta:character-count="44117"/>
    <meta:user-defined meta:name="Поле 1"/>
    <meta:user-defined meta:name="Поле 2"/>
    <meta:user-defined meta:name="Поле 3"/>
    <meta:user-defined meta:name="Поле 4"/>
  </office:meta>
</office:document-meta>
</file>